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5E3400000EB70000091EC82EDD5F333AD117.wmf" manifest:media-type="image/x-wmf"/>
  <manifest:file-entry manifest:full-path="Pictures/100002010000008E0000005879CA158F87A25A0E.png" manifest:media-type="image/png"/>
  <manifest:file-entry manifest:full-path="Pictures/100B100A000032A700001BCB9B3C0E500CAF6035.wmf" manifest:media-type="image/x-wmf"/>
  <manifest:file-entry manifest:full-path="Pictures/10000201000001EA0000010D333B68E5FAB9505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5.9056in" table:align="margins" style:writing-mode="lr-tb"/>
    </style:style>
    <style:style style:name="Tabela1.A" style:family="table-column">
      <style:table-column-properties style:column-width="0.9479in" style:rel-column-width="10519*"/>
    </style:style>
    <style:style style:name="Tabela1.B" style:family="table-column">
      <style:table-column-properties style:column-width="0.7083in" style:rel-column-width="7860*"/>
    </style:style>
    <style:style style:name="Tabela1.C" style:family="table-column">
      <style:table-column-properties style:column-width="2.7729in" style:rel-column-width="30771*"/>
    </style:style>
    <style:style style:name="Tabela1.D" style:family="table-column">
      <style:table-column-properties style:column-width="1.4764in" style:rel-column-width="16385*"/>
    </style:style>
    <style:style style:name="Tabela1.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ela1.D1" style:family="table-cell">
      <style:table-cell-properties fo:background-color="#808080" fo:padding="0.0382in" fo:border="0.05pt solid #000000">
        <style:background-image/>
      </style:table-cell-properties>
    </style:style>
    <style:style style:name="Tabela1.A2" style:family="table-cell">
      <style:table-cell-properties fo:padding="0.0382in" fo:border-left="0.05pt solid #000000" fo:border-right="none" fo:border-top="none" fo:border-bottom="0.05pt solid #000000"/>
    </style:style>
    <style:style style:name="Tabela1.B2" style:family="table-cell">
      <style:table-cell-properties fo:padding="0.0382in" fo:border-left="0.05pt solid #000000" fo:border-right="none" fo:border-top="none" fo:border-bottom="0.05pt solid #000000"/>
    </style:style>
    <style:style style:name="Tabela1.C2" style:family="table-cell">
      <style:table-cell-properties fo:padding="0.0382in" fo:border-left="0.05pt solid #000000" fo:border-right="none" fo:border-top="none" fo:border-bottom="0.05pt solid #000000"/>
    </style:style>
    <style:style style:name="Tabela1.D2" style:family="table-cell">
      <style:table-cell-properties fo:padding="0.0382in" fo:border-left="0.05pt solid #000000" fo:border-right="0.05pt solid #000000" fo:border-top="none" fo:border-bottom="0.05pt solid #000000"/>
    </style:style>
    <style:style style:name="Tabela1.A3" style:family="table-cell">
      <style:table-cell-properties fo:padding="0.0382in" fo:border-left="0.05pt solid #000000" fo:border-right="none" fo:border-top="none" fo:border-bottom="0.05pt solid #000000"/>
    </style:style>
    <style:style style:name="Tabela1.B3" style:family="table-cell">
      <style:table-cell-properties fo:padding="0.0382in" fo:border-left="0.05pt solid #000000" fo:border-right="none" fo:border-top="none" fo:border-bottom="0.05pt solid #000000"/>
    </style:style>
    <style:style style:name="Tabela1.C3" style:family="table-cell">
      <style:table-cell-properties fo:padding="0.0382in" fo:border-left="0.05pt solid #000000" fo:border-right="none" fo:border-top="none" fo:border-bottom="0.05pt solid #000000"/>
    </style:style>
    <style:style style:name="Tabela1.D3" style:family="table-cell">
      <style:table-cell-properties fo:padding="0.0382in" fo:border-left="0.05pt solid #000000" fo:border-right="0.05pt solid #000000" fo:border-top="none" fo:border-bottom="0.05pt solid #000000"/>
    </style:style>
    <style:style style:name="Tabela1.A4" style:family="table-cell">
      <style:table-cell-properties fo:padding="0.0382in" fo:border-left="0.05pt solid #000000" fo:border-right="none" fo:border-top="none" fo:border-bottom="0.05pt solid #000000"/>
    </style:style>
    <style:style style:name="Tabela1.B4" style:family="table-cell">
      <style:table-cell-properties fo:padding="0.0382in" fo:border-left="0.05pt solid #000000" fo:border-right="none" fo:border-top="none" fo:border-bottom="0.05pt solid #000000"/>
    </style:style>
    <style:style style:name="Tabela1.C4" style:family="table-cell">
      <style:table-cell-properties fo:padding="0.0382in" fo:border-left="0.05pt solid #000000" fo:border-right="none" fo:border-top="none" fo:border-bottom="0.05pt solid #000000"/>
    </style:style>
    <style:style style:name="Tabela1.D4" style:family="table-cell">
      <style:table-cell-properties fo:padding="0.0382in" fo:border-left="0.05pt solid #000000" fo:border-right="0.05pt solid #000000" fo:border-top="none" fo:border-bottom="0.05pt solid #000000"/>
    </style:style>
    <style:style style:name="Tabela1.A5" style:family="table-cell">
      <style:table-cell-properties fo:padding="0.0382in" fo:border-left="0.05pt solid #000000" fo:border-right="none" fo:border-top="none" fo:border-bottom="0.05pt solid #000000"/>
    </style:style>
    <style:style style:name="Tabela1.B5" style:family="table-cell">
      <style:table-cell-properties fo:padding="0.0382in" fo:border-left="0.05pt solid #000000" fo:border-right="none" fo:border-top="none" fo:border-bottom="0.05pt solid #000000"/>
    </style:style>
    <style:style style:name="Tabela1.C5" style:family="table-cell">
      <style:table-cell-properties fo:padding="0.0382in" fo:border-left="0.05pt solid #000000" fo:border-right="none" fo:border-top="none" fo:border-bottom="0.05pt solid #000000"/>
    </style:style>
    <style:style style:name="Tabela1.D5" style:family="table-cell">
      <style:table-cell-properties fo:padding="0.0382in" fo:border-left="0.05pt solid #000000" fo:border-right="0.05pt solid #000000" fo:border-top="none" fo:border-bottom="0.05pt solid #000000"/>
    </style:style>
    <style:style style:name="Tabela1.A6" style:family="table-cell">
      <style:table-cell-properties fo:padding="0.0382in" fo:border-left="0.05pt solid #000000" fo:border-right="none" fo:border-top="none" fo:border-bottom="0.05pt solid #000000"/>
    </style:style>
    <style:style style:name="Tabela1.B6" style:family="table-cell">
      <style:table-cell-properties fo:padding="0.0382in" fo:border-left="0.05pt solid #000000" fo:border-right="none" fo:border-top="none" fo:border-bottom="0.05pt solid #000000"/>
    </style:style>
    <style:style style:name="Tabela1.C6" style:family="table-cell">
      <style:table-cell-properties fo:padding="0.0382in" fo:border-left="0.05pt solid #000000" fo:border-right="none" fo:border-top="none" fo:border-bottom="0.05pt solid #000000"/>
    </style:style>
    <style:style style:name="Tabela1.D6"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writing-mode="lr-tb"/>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ela2" style:family="table">
      <style:table-properties style:width="6.6979in" fo:margin-left="0in" table:align="left" style:writing-mode="lr-tb"/>
    </style:style>
    <style:style style:name="Tabela2.A" style:family="table-column">
      <style:table-column-properties style:column-width="1.5625in"/>
    </style:style>
    <style:style style:name="Tabela2.B" style:family="table-column">
      <style:table-column-properties style:column-width="5.1354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6979in" fo:margin-left="0in" table:align="left" style:writing-mode="lr-tb"/>
    </style:style>
    <style:style style:name="Tabela3.A" style:family="table-column">
      <style:table-column-properties style:column-width="1.5625in"/>
    </style:style>
    <style:style style:name="Tabela3.B" style:family="table-column">
      <style:table-column-properties style:column-width="5.1354in"/>
    </style:style>
    <style:style style:name="Tabela3.A1" style:family="table-cell">
      <style:table-cell-properties fo:padding="0.0382in" fo:border-left="0.05pt solid #000000" fo:border-right="none" fo:border-top="0.05pt solid #000000" fo:border-bottom="0.05pt solid #000000"/>
    </style:style>
    <style:style style:name="Tabela3.B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B2" style:family="table-cell">
      <style:table-cell-properties fo:padding="0.0382in" fo:border-left="0.05pt solid #000000" fo:border-right="0.05pt solid #000000" fo:border-top="none" fo:border-bottom="0.05pt solid #000000"/>
    </style:style>
    <style:style style:name="Tabela4" style:family="table">
      <style:table-properties style:width="6.6979in" fo:margin-left="0in" table:align="left" style:writing-mode="lr-tb"/>
    </style:style>
    <style:style style:name="Tabela4.A" style:family="table-column">
      <style:table-column-properties style:column-width="1.5625in"/>
    </style:style>
    <style:style style:name="Tabela4.B" style:family="table-column">
      <style:table-column-properties style:column-width="5.1354in"/>
    </style:style>
    <style:style style:name="Tabela4.A1" style:family="table-cell">
      <style:table-cell-properties fo:padding="0.0382in" fo:border-left="0.05pt solid #000000" fo:border-right="none" fo:border-top="0.05pt solid #000000" fo:border-bottom="0.05pt solid #000000"/>
    </style:style>
    <style:style style:name="Tabela4.B1" style:family="table-cell">
      <style:table-cell-properties fo:padding="0.0382in" fo:border="0.05pt solid #000000"/>
    </style:style>
    <style:style style:name="Tabela4.A2" style:family="table-cell">
      <style:table-cell-properties fo:padding="0.0382in" fo:border-left="0.05pt solid #000000" fo:border-right="none" fo:border-top="none" fo:border-bottom="0.05pt solid #000000"/>
    </style:style>
    <style:style style:name="Tabela4.B2" style:family="table-cell">
      <style:table-cell-properties fo:padding="0.0382in" fo:border-left="0.05pt solid #000000" fo:border-right="0.05pt solid #000000" fo:border-top="none" fo:border-bottom="0.05pt solid #000000"/>
    </style:style>
    <style:style style:name="Tabela5" style:family="table">
      <style:table-properties style:width="6.6979in" fo:margin-left="0in" table:align="left" style:writing-mode="lr-tb"/>
    </style:style>
    <style:style style:name="Tabela5.A" style:family="table-column">
      <style:table-column-properties style:column-width="1.5625in"/>
    </style:style>
    <style:style style:name="Tabela5.B" style:family="table-column">
      <style:table-column-properties style:column-width="5.1354in"/>
    </style:style>
    <style:style style:name="Tabela5.A1" style:family="table-cell">
      <style:table-cell-properties fo:padding="0.0382in" fo:border-left="0.05pt solid #000000" fo:border-right="none" fo:border-top="0.05pt solid #000000" fo:border-bottom="0.05pt solid #000000"/>
    </style:style>
    <style:style style:name="Tabela5.B1" style:family="table-cell">
      <style:table-cell-properties fo:padding="0.0382in" fo:border="0.05pt solid #000000"/>
    </style:style>
    <style:style style:name="Tabela5.A2" style:family="table-cell">
      <style:table-cell-properties fo:padding="0.0382in" fo:border-left="0.05pt solid #000000" fo:border-right="none" fo:border-top="none" fo:border-bottom="0.05pt solid #000000"/>
    </style:style>
    <style:style style:name="Tabela5.B2" style:family="table-cell">
      <style:table-cell-properties fo:padding="0.0382in" fo:border-left="0.05pt solid #000000" fo:border-right="0.05pt solid #000000" fo:border-top="none" fo:border-bottom="0.05pt solid #000000"/>
    </style:style>
    <style:style style:name="Tabela6" style:family="table">
      <style:table-properties style:width="6.6979in" fo:margin-left="0in" table:align="left" style:writing-mode="lr-tb"/>
    </style:style>
    <style:style style:name="Tabela6.A" style:family="table-column">
      <style:table-column-properties style:column-width="1.5625in"/>
    </style:style>
    <style:style style:name="Tabela6.B" style:family="table-column">
      <style:table-column-properties style:column-width="5.1354in"/>
    </style:style>
    <style:style style:name="Tabela6.A1" style:family="table-cell">
      <style:table-cell-properties fo:padding="0.0382in" fo:border-left="0.05pt solid #000000" fo:border-right="none" fo:border-top="0.05pt solid #000000" fo:border-bottom="0.05pt solid #000000"/>
    </style:style>
    <style:style style:name="Tabela6.B1" style:family="table-cell">
      <style:table-cell-properties fo:padding="0.0382in" fo:border="0.05pt solid #000000"/>
    </style:style>
    <style:style style:name="Tabela6.A2" style:family="table-cell">
      <style:table-cell-properties fo:padding="0.0382in" fo:border-left="0.05pt solid #000000" fo:border-right="none" fo:border-top="none" fo:border-bottom="0.05pt solid #000000"/>
    </style:style>
    <style:style style:name="Tabela6.B2" style:family="table-cell">
      <style:table-cell-properties fo:padding="0.0382in" fo:border-left="0.05pt solid #000000" fo:border-right="0.05pt solid #000000" fo:border-top="none" fo:border-bottom="0.05pt solid #000000"/>
    </style:style>
    <style:style style:name="Tabela7" style:family="table">
      <style:table-properties style:width="6.6979in" fo:margin-left="0in" table:align="left" style:writing-mode="lr-tb"/>
    </style:style>
    <style:style style:name="Tabela7.A" style:family="table-column">
      <style:table-column-properties style:column-width="1.5625in"/>
    </style:style>
    <style:style style:name="Tabela7.B" style:family="table-column">
      <style:table-column-properties style:column-width="5.1354in"/>
    </style:style>
    <style:style style:name="Tabela7.A1" style:family="table-cell">
      <style:table-cell-properties fo:padding="0.0382in" fo:border-left="0.05pt solid #000000" fo:border-right="none" fo:border-top="0.05pt solid #000000" fo:border-bottom="0.05pt solid #000000"/>
    </style:style>
    <style:style style:name="Tabela7.B1" style:family="table-cell">
      <style:table-cell-properties fo:padding="0.0382in" fo:border="0.05pt solid #000000"/>
    </style:style>
    <style:style style:name="Tabela7.A2" style:family="table-cell">
      <style:table-cell-properties fo:padding="0.0382in" fo:border-left="0.05pt solid #000000" fo:border-right="none" fo:border-top="none" fo:border-bottom="0.05pt solid #000000"/>
    </style:style>
    <style:style style:name="Tabela7.B2" style:family="table-cell">
      <style:table-cell-properties fo:padding="0.0382in" fo:border-left="0.05pt solid #000000" fo:border-right="0.05pt solid #000000" fo:border-top="none" fo:border-bottom="0.05pt solid #000000"/>
    </style:style>
    <style:style style:name="Tabela8" style:family="table">
      <style:table-properties style:width="6.6979in" fo:margin-left="0in" table:align="left" style:writing-mode="lr-tb"/>
    </style:style>
    <style:style style:name="Tabela8.A" style:family="table-column">
      <style:table-column-properties style:column-width="1.5625in"/>
    </style:style>
    <style:style style:name="Tabela8.B" style:family="table-column">
      <style:table-column-properties style:column-width="5.1354in"/>
    </style:style>
    <style:style style:name="Tabela8.A1" style:family="table-cell">
      <style:table-cell-properties fo:padding="0.0382in" fo:border-left="0.05pt solid #000000" fo:border-right="none" fo:border-top="0.05pt solid #000000" fo:border-bottom="0.05pt solid #000000"/>
    </style:style>
    <style:style style:name="Tabela8.B1" style:family="table-cell">
      <style:table-cell-properties fo:padding="0.0382in" fo:border="0.05pt solid #000000"/>
    </style:style>
    <style:style style:name="Tabela8.A2" style:family="table-cell">
      <style:table-cell-properties fo:padding="0.0382in" fo:border-left="0.05pt solid #000000" fo:border-right="none" fo:border-top="none" fo:border-bottom="0.05pt solid #000000"/>
    </style:style>
    <style:style style:name="Tabela8.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0984in" fo:margin-right="0in" fo:text-align="center" style:justify-single-word="false" fo:text-indent="0in" style:auto-text-indent="false"/>
      <style:text-properties style:font-name="Times New Roman" fo:font-size="10pt" fo:font-weight="bold" style:font-size-asian="10pt" style:font-weight-asian="bold" style:font-size-complex="10pt"/>
    </style:style>
    <style:style style:name="P2" style:family="paragraph" style:parent-style-name="Footer">
      <style:paragraph-properties fo:text-align="center" style:justify-single-word="false"/>
      <style:text-properties style:language-asian="pt" style:country-asian="BR"/>
    </style:style>
    <style:style style:name="P3" style:family="paragraph" style:parent-style-name="Standard">
      <style:paragraph-properties>
        <style:tab-stops>
          <style:tab-stop style:position="1.7189in"/>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rsid="000ac3a8" officeooo:paragraph-rsid="000ac3a8"/>
    </style:style>
    <style:style style:name="P6" style:family="paragraph" style:parent-style-name="Standard">
      <style:paragraph-properties fo:text-align="end" style:justify-single-word="false"/>
      <style:text-properties officeooo:rsid="000ac3a8" officeooo:paragraph-rsid="000ac3a8"/>
    </style:style>
    <style:style style:name="P7" style:family="paragraph" style:parent-style-name="Standard">
      <style:paragraph-properties fo:text-align="end" style:justify-single-word="false"/>
      <style:text-properties fo:font-weight="bold" officeooo:rsid="000ac3a8" officeooo:paragraph-rsid="000ac3a8" style:font-weight-asian="bold" style:font-weight-complex="bold"/>
    </style:style>
    <style:style style:name="P8" style:family="paragraph" style:parent-style-name="Standard">
      <style:paragraph-properties fo:text-align="center" style:justify-single-word="false">
        <style:tab-stops>
          <style:tab-stop style:position="1.7189in"/>
        </style:tab-stops>
      </style:paragraph-properties>
      <style:text-properties fo:font-weight="bold" officeooo:rsid="000ac3a8" officeooo:paragraph-rsid="000ac3a8" style:font-weight-asian="bold" style:font-weight-complex="bold"/>
    </style:style>
    <style:style style:name="P9" style:family="paragraph" style:parent-style-name="Standard">
      <style:paragraph-properties fo:text-align="start" style:justify-single-word="false">
        <style:tab-stops>
          <style:tab-stop style:position="1.7189in"/>
        </style:tab-stops>
      </style:paragraph-properties>
      <style:text-properties fo:font-weight="bold" officeooo:rsid="000bef20" officeooo:paragraph-rsid="000d994b" style:font-weight-asian="bold" style:font-weight-complex="bold"/>
    </style:style>
    <style:style style:name="P10" style:family="paragraph" style:parent-style-name="Standard">
      <style:paragraph-properties fo:text-align="start" style:justify-single-word="false">
        <style:tab-stops>
          <style:tab-stop style:position="1.7189in"/>
        </style:tab-stops>
      </style:paragraph-properties>
      <style:text-properties fo:font-weight="bold" officeooo:rsid="000bef20" officeooo:paragraph-rsid="000e0b23" style:font-weight-asian="bold" style:font-weight-complex="bold"/>
    </style:style>
    <style:style style:name="P11" style:family="paragraph" style:parent-style-name="Standard">
      <style:text-properties fo:font-weight="bold" officeooo:rsid="000bef20" officeooo:paragraph-rsid="0047f828" style:font-weight-asian="bold" style:font-weight-complex="bold"/>
    </style:style>
    <style:style style:name="P12" style:family="paragraph" style:parent-style-name="Standard">
      <style:paragraph-properties fo:text-align="center" style:justify-single-word="false">
        <style:tab-stops>
          <style:tab-stop style:position="1.7189in"/>
        </style:tab-stops>
      </style:paragraph-properties>
      <style:text-properties fo:font-weight="normal" officeooo:rsid="000ac3a8" officeooo:paragraph-rsid="000ac3a8" style:font-weight-asian="normal" style:font-weight-complex="normal"/>
    </style:style>
    <style:style style:name="P13" style:family="paragraph" style:parent-style-name="Standard">
      <style:paragraph-properties fo:text-align="start" style:justify-single-word="false">
        <style:tab-stops>
          <style:tab-stop style:position="1.7189in"/>
        </style:tab-stops>
      </style:paragraph-properties>
      <style:text-properties fo:font-weight="normal" officeooo:rsid="000bef20" officeooo:paragraph-rsid="000bef20" style:font-weight-asian="normal" style:font-weight-complex="normal"/>
    </style:style>
    <style:style style:name="P14" style:family="paragraph" style:parent-style-name="Standard">
      <style:paragraph-properties fo:text-align="justify" style:justify-single-word="false">
        <style:tab-stops>
          <style:tab-stop style:position="0.5937in"/>
        </style:tab-stops>
      </style:paragraph-properties>
      <style:text-properties fo:font-weight="normal" officeooo:rsid="000bef20" officeooo:paragraph-rsid="000bef20" style:font-weight-asian="normal" style:font-weight-complex="normal"/>
    </style:style>
    <style:style style:name="P15" style:family="paragraph" style:parent-style-name="Standard">
      <style:text-properties style:font-name="Times New Roman" fo:font-size="10pt" fo:font-weight="bold" officeooo:rsid="000ac3a8" style:font-size-asian="10pt" style:font-weight-asian="bold" style:font-size-complex="10pt"/>
    </style:style>
    <style:style style:name="P16" style:family="paragraph" style:parent-style-name="Standard">
      <style:paragraph-properties fo:text-align="end" style:justify-single-word="false"/>
      <style:text-properties fo:font-size="13pt" fo:font-style="italic" fo:font-weight="normal" officeooo:rsid="000ac3a8" officeooo:paragraph-rsid="000ac3a8" style:font-size-asian="13pt" style:font-style-asian="italic" style:font-weight-asian="normal" style:font-size-complex="13pt" style:font-style-complex="italic" style:font-weight-complex="normal"/>
    </style:style>
    <style:style style:name="P17" style:family="paragraph" style:parent-style-name="Standard">
      <style:paragraph-properties fo:text-align="end" style:justify-single-word="false"/>
      <style:text-properties fo:font-size="13pt" officeooo:rsid="000ac3a8" officeooo:paragraph-rsid="000ac3a8" style:font-size-asian="13pt" style:font-size-complex="13pt"/>
    </style:style>
    <style:style style:name="P18" style:family="paragraph" style:parent-style-name="Standard">
      <style:paragraph-properties fo:text-align="end" style:justify-single-word="false"/>
      <style:text-properties fo:font-size="13pt" fo:font-weight="normal" officeooo:rsid="00303cfe" officeooo:paragraph-rsid="00303cfe" style:font-size-asian="13pt" style:font-weight-asian="normal" style:font-size-complex="13pt" style:font-weight-complex="normal"/>
    </style:style>
    <style:style style:name="P19" style:family="paragraph" style:parent-style-name="Standard">
      <style:text-properties officeooo:paragraph-rsid="00224473"/>
    </style:style>
    <style:style style:name="P20" style:family="paragraph" style:parent-style-name="Standard">
      <style:text-properties officeooo:paragraph-rsid="0047f828"/>
    </style:style>
    <style:style style:name="P21" style:family="paragraph" style:parent-style-name="Standard">
      <style:text-properties officeooo:paragraph-rsid="0049b4e6"/>
    </style:style>
    <style:style style:name="P22" style:family="paragraph" style:parent-style-name="Standard">
      <style:text-properties officeooo:paragraph-rsid="0054a01b"/>
    </style:style>
    <style:style style:name="P23" style:family="paragraph" style:parent-style-name="Standard">
      <style:text-properties officeooo:paragraph-rsid="005647b7"/>
    </style:style>
    <style:style style:name="P24" style:family="paragraph" style:parent-style-name="Standard">
      <style:text-properties officeooo:paragraph-rsid="005ce2ab"/>
    </style:style>
    <style:style style:name="P25" style:family="paragraph" style:parent-style-name="Standard">
      <style:text-properties officeooo:paragraph-rsid="00623a02"/>
    </style:style>
    <style:style style:name="P26" style:family="paragraph" style:parent-style-name="Standard">
      <style:paragraph-properties fo:break-before="page">
        <style:tab-stops>
          <style:tab-stop style:position="1.7189in"/>
        </style:tab-stops>
      </style:paragraph-properties>
      <style:text-properties officeooo:rsid="000ac3a8" officeooo:paragraph-rsid="000ac3a8"/>
    </style:style>
    <style:style style:name="P27" style:family="paragraph" style:parent-style-name="Standard">
      <style:paragraph-properties fo:text-align="start" style:justify-single-word="false" fo:break-before="page">
        <style:tab-stops>
          <style:tab-stop style:position="1.7189in"/>
        </style:tab-stops>
      </style:paragraph-properties>
      <style:text-properties fo:font-weight="bold" officeooo:rsid="000bef20" officeooo:paragraph-rsid="000bef20" style:font-weight-asian="bold" style:font-weight-complex="bold"/>
    </style:style>
    <style:style style:name="P28" style:family="paragraph" style:parent-style-name="Standard">
      <loext:graphic-properties draw:fill="none"/>
      <style:paragraph-properties fo:margin-left="0.3937in" fo:margin-right="0in" fo:text-align="justify" style:justify-single-word="false" fo:orphans="2" fo:widows="2" fo:hyphenation-ladder-count="no-limit" fo:text-indent="0in" style:auto-text-indent="false" fo:background-color="transparent" style:writing-mode="lr-tb">
        <style:tab-stops>
          <style:tab-stop style:position="0.9791in"/>
        </style:tab-stops>
      </style:paragraph-properties>
      <style:text-properties fo:font-weight="normal" officeooo:rsid="000bef20" officeooo:paragraph-rsid="000e0b23" style:font-weight-asian="normal" style:font-weight-complex="normal" fo:hyphenate="false" fo:hyphenation-remain-char-count="2" fo:hyphenation-push-char-count="2"/>
    </style:style>
    <style:style style:name="P29" style:family="paragraph" style:parent-style-name="Standard">
      <loext:graphic-properties draw:fill="none"/>
      <style:paragraph-properties fo:margin-left="0.3937in" fo:margin-right="0in" fo:text-align="justify" style:justify-single-word="false" fo:orphans="2" fo:widows="2" fo:hyphenation-ladder-count="no-limit" fo:text-indent="0in" style:auto-text-indent="false" fo:background-color="transparent" style:writing-mode="lr-tb">
        <style:tab-stops>
          <style:tab-stop style:position="0.9791in"/>
        </style:tab-stops>
      </style:paragraph-properties>
      <style:text-properties fo:font-weight="normal" officeooo:rsid="000bef20" officeooo:paragraph-rsid="000e5c81" style:font-weight-asian="normal" style:font-weight-complex="normal" fo:hyphenate="false" fo:hyphenation-remain-char-count="2" fo:hyphenation-push-char-count="2"/>
    </style:style>
    <style:style style:name="P30" style:family="paragraph" style:parent-style-name="Standard">
      <loext:graphic-properties draw:fill="none"/>
      <style:paragraph-properties fo:margin-left="0.3937in" fo:margin-right="0in" fo:text-align="justify" style:justify-single-word="false" fo:orphans="2" fo:widows="2" fo:hyphenation-ladder-count="no-limit" fo:text-indent="0in" style:auto-text-indent="false" fo:background-color="transparent" style:writing-mode="lr-tb">
        <style:tab-stops>
          <style:tab-stop style:position="0.9791in"/>
        </style:tab-stops>
      </style:paragraph-properties>
      <style:text-properties fo:font-weight="bold" officeooo:rsid="000bef20" officeooo:paragraph-rsid="000e0b23" style:font-weight-asian="bold" style:font-weight-complex="bold" fo:hyphenate="false" fo:hyphenation-remain-char-count="2" fo:hyphenation-push-char-count="2"/>
    </style:style>
    <style:style style:name="P31" style:family="paragraph" style:parent-style-name="Standard" style:master-page-name="">
      <loext:graphic-properties draw:fill="none"/>
      <style:paragraph-properties fo:margin-left="0.3937in" fo:margin-right="0in" fo:text-align="justify" style:justify-single-word="false" fo:orphans="2" fo:widows="2" fo:hyphenation-ladder-count="no-limit" fo:text-indent="0in" style:auto-text-indent="false" style:page-number="auto" fo:background-color="transparent" style:writing-mode="lr-tb">
        <style:tab-stops>
          <style:tab-stop style:position="1.7189in"/>
        </style:tab-stops>
      </style:paragraph-properties>
      <style:text-properties fo:font-weight="bold" officeooo:rsid="000bef20" officeooo:paragraph-rsid="000e0b23" style:font-weight-asian="bold" style:font-weight-complex="bold" fo:hyphenate="false" fo:hyphenation-remain-char-count="2" fo:hyphenation-push-char-count="2"/>
    </style:style>
    <style:style style:name="P3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9791in"/>
        </style:tab-stops>
      </style:paragraph-properties>
      <style:text-properties fo:font-weight="normal" officeooo:rsid="000bef20" officeooo:paragraph-rsid="000e0b23" style:font-weight-asian="normal" style:font-weight-complex="normal" fo:hyphenate="false" fo:hyphenation-remain-char-count="2" fo:hyphenation-push-char-count="2"/>
    </style:style>
    <style:style style:name="P3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fo:font-weight="normal" officeooo:rsid="000bef20" officeooo:paragraph-rsid="00111d32" style:font-weight-asian="normal" style:font-weight-complex="normal" fo:hyphenate="false" fo:hyphenation-remain-char-count="2" fo:hyphenation-push-char-count="2"/>
    </style:style>
    <style:style style:name="P34"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fo:font-weight="normal" officeooo:rsid="000bef20" officeooo:paragraph-rsid="001371ef" style:font-weight-asian="normal" style:font-weight-complex="normal" fo:hyphenate="false" fo:hyphenation-remain-char-count="2" fo:hyphenation-push-char-count="2"/>
    </style:style>
    <style:style style:name="P3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fo:font-weight="normal" officeooo:rsid="000bef20" officeooo:paragraph-rsid="00332786" style:font-weight-asian="normal" style:font-weight-complex="normal" fo:hyphenate="false" fo:hyphenation-remain-char-count="2" fo:hyphenation-push-char-count="2"/>
    </style:style>
    <style:style style:name="P36" style:family="paragraph" style:parent-style-name="Standard">
      <loext:graphic-properties draw:fill="none"/>
      <style:paragraph-properties fo:margin-left="0in" fo:margin-right="0in" fo:text-align="start" style:justify-single-word="false" fo:orphans="2" fo:widows="2" fo:hyphenation-ladder-count="no-limit" fo:text-indent="0in" style:auto-text-indent="false" fo:background-color="transparent" style:writing-mode="lr-tb">
        <style:tab-stops>
          <style:tab-stop style:position="1.7189in"/>
        </style:tab-stops>
      </style:paragraph-properties>
      <style:text-properties fo:font-weight="normal" officeooo:rsid="000bef20" officeooo:paragraph-rsid="000ef034" style:font-weight-asian="normal" style:font-weight-complex="normal" fo:hyphenate="false" fo:hyphenation-remain-char-count="2" fo:hyphenation-push-char-count="2"/>
    </style:style>
    <style:style style:name="P37" style:family="paragraph" style:parent-style-name="Standard">
      <loext:graphic-properties draw:fill="none"/>
      <style:paragraph-properties fo:margin-left="0in" fo:margin-right="0in" fo:text-align="start" style:justify-single-word="false" fo:orphans="2" fo:widows="2" fo:hyphenation-ladder-count="no-limit" fo:text-indent="0in" style:auto-text-indent="false" fo:background-color="transparent" style:writing-mode="lr-tb">
        <style:tab-stops>
          <style:tab-stop style:position="1.7189in"/>
        </style:tab-stops>
      </style:paragraph-properties>
      <style:text-properties fo:font-weight="normal" officeooo:rsid="000bef20" officeooo:paragraph-rsid="000f60da" style:font-weight-asian="normal" style:font-weight-complex="normal" fo:hyphenate="false" fo:hyphenation-remain-char-count="2" fo:hyphenation-push-char-count="2"/>
    </style:style>
    <style:style style:name="P3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fo:font-weight="normal" officeooo:rsid="004717fb" officeooo:paragraph-rsid="004717fb" style:font-weight-asian="normal" style:font-weight-complex="normal" fo:hyphenate="false" fo:hyphenation-remain-char-count="2" fo:hyphenation-push-char-count="2"/>
    </style:style>
    <style:style style:name="P3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fo:font-weight="normal" officeooo:rsid="00430824" officeooo:paragraph-rsid="004717fb" style:font-weight-asian="normal" style:font-weight-complex="normal" fo:hyphenate="false" fo:hyphenation-remain-char-count="2" fo:hyphenation-push-char-count="2"/>
    </style:style>
    <style:style style:name="P4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fo:font-weight="normal" officeooo:rsid="00532a53" officeooo:paragraph-rsid="00532a53" style:font-weight-asian="normal" style:font-weight-complex="normal" fo:hyphenate="false" fo:hyphenation-remain-char-count="2" fo:hyphenation-push-char-count="2"/>
    </style:style>
    <style:style style:name="P4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fo:font-weight="bold" officeooo:paragraph-rsid="00111d32" style:font-weight-asian="bold" style:font-weight-complex="bold" fo:hyphenate="false" fo:hyphenation-remain-char-count="2" fo:hyphenation-push-char-count="2"/>
    </style:style>
    <style:style style:name="P4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fo:font-weight="bold" officeooo:rsid="000bef20" officeooo:paragraph-rsid="001371ef" style:font-weight-asian="bold" style:font-weight-complex="bold" fo:hyphenate="false" fo:hyphenation-remain-char-count="2" fo:hyphenation-push-char-count="2"/>
    </style:style>
    <style:style style:name="P4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fo:font-weight="bold" officeooo:rsid="000bef20" officeooo:paragraph-rsid="0017ef06" style:font-weight-asian="bold" style:font-weight-complex="bold" fo:hyphenate="false" fo:hyphenation-remain-char-count="2" fo:hyphenation-push-char-count="2"/>
    </style:style>
    <style:style style:name="P44"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fo:font-weight="bold" officeooo:rsid="000bef20" officeooo:paragraph-rsid="0039566b" style:font-weight-asian="bold" style:font-weight-complex="bold" fo:hyphenate="false" fo:hyphenation-remain-char-count="2" fo:hyphenation-push-char-count="2"/>
    </style:style>
    <style:style style:name="P4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fo:font-weight="bold" officeooo:rsid="000bef20" officeooo:paragraph-rsid="00416421" style:font-weight-asian="bold" style:font-weight-complex="bold" fo:hyphenate="false" fo:hyphenation-remain-char-count="2" fo:hyphenation-push-char-count="2"/>
    </style:style>
    <style:style style:name="P4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officeooo:paragraph-rsid="00111d32" fo:hyphenate="false" fo:hyphenation-remain-char-count="2" fo:hyphenation-push-char-count="2"/>
    </style:style>
    <style:style style:name="P4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officeooo:paragraph-rsid="0031c2c1" fo:hyphenate="false" fo:hyphenation-remain-char-count="2" fo:hyphenation-push-char-count="2"/>
    </style:style>
    <style:style style:name="P4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officeooo:paragraph-rsid="00416421" fo:hyphenate="false" fo:hyphenation-remain-char-count="2" fo:hyphenation-push-char-count="2"/>
    </style:style>
    <style:style style:name="P4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officeooo:paragraph-rsid="00430824" fo:hyphenate="false" fo:hyphenation-remain-char-count="2" fo:hyphenation-push-char-count="2"/>
    </style:style>
    <style:style style:name="P5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officeooo:rsid="0011a57e" officeooo:paragraph-rsid="0039566b" fo:hyphenate="false" fo:hyphenation-remain-char-count="2" fo:hyphenation-push-char-count="2"/>
    </style:style>
    <style:style style:name="P5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officeooo:rsid="0011a57e" officeooo:paragraph-rsid="00416421" fo:hyphenate="false" fo:hyphenation-remain-char-count="2" fo:hyphenation-push-char-count="2"/>
    </style:style>
    <style:style style:name="P5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officeooo:rsid="0011a57e" officeooo:paragraph-rsid="0047f828" fo:hyphenate="false" fo:hyphenation-remain-char-count="2" fo:hyphenation-push-char-count="2"/>
    </style:style>
    <style:style style:name="P5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officeooo:rsid="0011a57e" officeooo:paragraph-rsid="0049b4e6" fo:hyphenate="false" fo:hyphenation-remain-char-count="2" fo:hyphenation-push-char-count="2"/>
    </style:style>
    <style:style style:name="P54"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officeooo:rsid="0011a57e" officeooo:paragraph-rsid="0054a01b" fo:hyphenate="false" fo:hyphenation-remain-char-count="2" fo:hyphenation-push-char-count="2"/>
    </style:style>
    <style:style style:name="P5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officeooo:rsid="0011a57e" officeooo:paragraph-rsid="005647b7" fo:hyphenate="false" fo:hyphenation-remain-char-count="2" fo:hyphenation-push-char-count="2"/>
    </style:style>
    <style:style style:name="P5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officeooo:rsid="0011a57e" officeooo:paragraph-rsid="005ce2ab" fo:hyphenate="false" fo:hyphenation-remain-char-count="2" fo:hyphenation-push-char-count="2"/>
    </style:style>
    <style:style style:name="P5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officeooo:rsid="0011a57e" officeooo:paragraph-rsid="00623a02" fo:hyphenate="false" fo:hyphenation-remain-char-count="2" fo:hyphenation-push-char-count="2"/>
    </style:style>
    <style:style style:name="P5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ab-stops>
          <style:tab-stop style:position="0.3957in"/>
        </style:tab-stops>
      </style:paragraph-properties>
      <style:text-properties officeooo:rsid="00430824" officeooo:paragraph-rsid="00430824" fo:hyphenate="false" fo:hyphenation-remain-char-count="2" fo:hyphenation-push-char-count="2"/>
    </style:style>
    <style:style style:name="P59" style:family="paragraph" style:parent-style-name="Standard">
      <loext:graphic-properties draw:fill="none"/>
      <style:paragraph-properties fo:margin-left="0in" fo:margin-right="0in" fo:text-align="start" style:justify-single-word="false" fo:orphans="2" fo:widows="2" fo:hyphenation-ladder-count="no-limit" fo:text-indent="0in" style:auto-text-indent="false" fo:break-before="page" fo:background-color="transparent" style:writing-mode="lr-tb">
        <style:tab-stops>
          <style:tab-stop style:position="1.7189in"/>
        </style:tab-stops>
      </style:paragraph-properties>
      <style:text-properties fo:font-weight="bold" officeooo:rsid="000bef20" officeooo:paragraph-rsid="000ef034" style:font-weight-asian="bold" style:font-weight-complex="bold" fo:hyphenate="false" fo:hyphenation-remain-char-count="2" fo:hyphenation-push-char-count="2"/>
    </style:style>
    <style:style style:name="P60" style:family="paragraph" style:parent-style-name="Table_20_Contents">
      <style:text-properties officeooo:rsid="000bef20" officeooo:paragraph-rsid="000bef20"/>
    </style:style>
    <style:style style:name="P61" style:family="paragraph" style:parent-style-name="Table_20_Contents">
      <style:text-properties fo:font-size="10pt" style:font-size-asian="10pt" style:font-size-complex="10pt"/>
    </style:style>
    <style:style style:name="P62" style:family="paragraph" style:parent-style-name="Table_20_Contents">
      <style:text-properties fo:font-size="10pt" officeooo:rsid="000bef20" officeooo:paragraph-rsid="000bef20" style:font-size-asian="10pt" style:font-size-complex="10pt"/>
    </style:style>
    <style:style style:name="P63" style:family="paragraph" style:parent-style-name="Table_20_Contents">
      <style:text-properties fo:font-size="10pt" officeooo:rsid="00303cfe" officeooo:paragraph-rsid="00303cfe" style:font-size-asian="10pt" style:font-size-complex="10pt"/>
    </style:style>
    <style:style style:name="P64" style:family="paragraph" style:parent-style-name="Table_20_Contents">
      <style:text-properties officeooo:rsid="0011a57e" officeooo:paragraph-rsid="0039566b"/>
    </style:style>
    <style:style style:name="P65" style:family="paragraph" style:parent-style-name="Table_20_Contents">
      <style:text-properties officeooo:rsid="0011a57e" officeooo:paragraph-rsid="00416421"/>
    </style:style>
    <style:style style:name="P66" style:family="paragraph" style:parent-style-name="Table_20_Contents">
      <style:text-properties officeooo:rsid="0011a57e" officeooo:paragraph-rsid="0047f828"/>
    </style:style>
    <style:style style:name="P67" style:family="paragraph" style:parent-style-name="Table_20_Contents">
      <style:text-properties officeooo:rsid="0011a57e" officeooo:paragraph-rsid="0049b4e6"/>
    </style:style>
    <style:style style:name="P68" style:family="paragraph" style:parent-style-name="Table_20_Contents">
      <style:text-properties officeooo:rsid="0011a57e" officeooo:paragraph-rsid="0054a01b"/>
    </style:style>
    <style:style style:name="P69" style:family="paragraph" style:parent-style-name="Table_20_Contents">
      <style:text-properties officeooo:rsid="0011a57e" officeooo:paragraph-rsid="005647b7"/>
    </style:style>
    <style:style style:name="P70" style:family="paragraph" style:parent-style-name="Table_20_Contents">
      <style:text-properties officeooo:rsid="0011a57e" officeooo:paragraph-rsid="005ce2ab"/>
    </style:style>
    <style:style style:name="P71" style:family="paragraph" style:parent-style-name="Table_20_Contents">
      <style:text-properties officeooo:rsid="0011a57e" officeooo:paragraph-rsid="00623a02"/>
    </style:style>
    <style:style style:name="P72" style:family="paragraph" style:parent-style-name="Table_20_Contents">
      <style:text-properties officeooo:rsid="001432dc" officeooo:paragraph-rsid="0039566b"/>
    </style:style>
    <style:style style:name="P73" style:family="paragraph" style:parent-style-name="Table_20_Contents">
      <style:text-properties officeooo:rsid="001432dc" officeooo:paragraph-rsid="00416421"/>
    </style:style>
    <style:style style:name="P74" style:family="paragraph" style:parent-style-name="Table_20_Contents">
      <style:text-properties officeooo:rsid="001432dc" officeooo:paragraph-rsid="0047f828"/>
    </style:style>
    <style:style style:name="P75" style:family="paragraph" style:parent-style-name="Table_20_Contents">
      <style:text-properties officeooo:rsid="001432dc" officeooo:paragraph-rsid="0049b4e6"/>
    </style:style>
    <style:style style:name="P76" style:family="paragraph" style:parent-style-name="Table_20_Contents">
      <style:text-properties officeooo:rsid="001432dc" officeooo:paragraph-rsid="0054a01b"/>
    </style:style>
    <style:style style:name="P77" style:family="paragraph" style:parent-style-name="Table_20_Contents">
      <style:text-properties officeooo:rsid="001432dc" officeooo:paragraph-rsid="005647b7"/>
    </style:style>
    <style:style style:name="P78" style:family="paragraph" style:parent-style-name="Table_20_Contents">
      <style:text-properties officeooo:rsid="001432dc" officeooo:paragraph-rsid="005ce2ab"/>
    </style:style>
    <style:style style:name="P79" style:family="paragraph" style:parent-style-name="Table_20_Contents">
      <style:text-properties officeooo:rsid="001432dc" officeooo:paragraph-rsid="00623a02"/>
    </style:style>
    <style:style style:name="P80" style:family="paragraph" style:parent-style-name="Table_20_Contents">
      <style:text-properties officeooo:rsid="0019dd0c" officeooo:paragraph-rsid="0039566b"/>
    </style:style>
    <style:style style:name="P81" style:family="paragraph" style:parent-style-name="Table_20_Contents">
      <style:text-properties officeooo:rsid="001a2dfe" officeooo:paragraph-rsid="0039566b"/>
    </style:style>
    <style:style style:name="P82" style:family="paragraph" style:parent-style-name="Table_20_Contents">
      <style:text-properties officeooo:rsid="001b6a2b" officeooo:paragraph-rsid="0039566b"/>
    </style:style>
    <style:style style:name="P83" style:family="paragraph" style:parent-style-name="Table_20_Contents">
      <style:text-properties officeooo:rsid="001e54e4" officeooo:paragraph-rsid="0039566b"/>
    </style:style>
    <style:style style:name="P84" style:family="paragraph" style:parent-style-name="Table_20_Contents">
      <style:text-properties officeooo:rsid="00203dcb" officeooo:paragraph-rsid="0039566b"/>
    </style:style>
    <style:style style:name="P85" style:family="paragraph" style:parent-style-name="Table_20_Contents">
      <style:text-properties officeooo:rsid="0021a8d6" officeooo:paragraph-rsid="0039566b"/>
    </style:style>
    <style:style style:name="P86" style:family="paragraph" style:parent-style-name="Table_20_Contents">
      <style:text-properties officeooo:paragraph-rsid="0039566b"/>
    </style:style>
    <style:style style:name="P87" style:family="paragraph" style:parent-style-name="Standard">
      <loext:graphic-properties draw:fill="none"/>
      <style:paragraph-properties fo:text-align="justify" style:justify-single-word="false" fo:orphans="2" fo:widows="2" fo:hyphenation-ladder-count="no-limit" fo:background-color="transparent" style:writing-mode="lr-tb">
        <style:tab-stops>
          <style:tab-stop style:position="0.3957in"/>
        </style:tab-stops>
      </style:paragraph-properties>
      <style:text-properties officeooo:paragraph-rsid="00430824" fo:hyphenate="false" fo:hyphenation-remain-char-count="2" fo:hyphenation-push-char-count="2"/>
    </style:style>
    <style:style style:name="P88" style:family="paragraph" style:parent-style-name="Standard">
      <loext:graphic-properties draw:fill="none"/>
      <style:paragraph-properties fo:text-align="justify" style:justify-single-word="false" fo:orphans="2" fo:widows="2" fo:hyphenation-ladder-count="no-limit" fo:background-color="transparent" style:writing-mode="lr-tb">
        <style:tab-stops>
          <style:tab-stop style:position="0.3957in"/>
        </style:tab-stops>
      </style:paragraph-properties>
      <style:text-properties officeooo:rsid="00430824" officeooo:paragraph-rsid="00430824" fo:hyphenate="false" fo:hyphenation-remain-char-count="2" fo:hyphenation-push-char-count="2"/>
    </style:style>
    <style:style style:name="P89" style:family="paragraph" style:parent-style-name="Standard" style:master-page-name="Standard">
      <style:paragraph-properties style:page-number="auto"/>
      <style:text-properties style:font-name="Times New Roman" fo:font-size="10pt" fo:font-weight="bold" officeooo:rsid="000ac3a8" style:font-size-asian="10pt" style:font-weight-asian="bold" style:font-size-complex="10pt"/>
    </style:style>
    <style:style style:name="P90" style:family="paragraph" style:parent-style-name="Standard" style:list-style-name="L1">
      <style:paragraph-properties fo:text-align="justify" style:justify-single-word="false">
        <style:tab-stops>
          <style:tab-stop style:position="0.5937in"/>
        </style:tab-stops>
      </style:paragraph-properties>
      <style:text-properties officeooo:paragraph-rsid="000bef20"/>
    </style:style>
    <style:style style:name="P91" style:family="paragraph" style:parent-style-name="Standard" style:list-style-name="L1">
      <style:paragraph-properties fo:text-align="justify" style:justify-single-word="false">
        <style:tab-stops>
          <style:tab-stop style:position="0.5937in"/>
        </style:tab-stops>
      </style:paragraph-properties>
      <style:text-properties fo:font-weight="normal" officeooo:rsid="000bef20" officeooo:paragraph-rsid="000bef20" style:font-weight-asian="normal" style:font-weight-complex="normal"/>
    </style:style>
    <style:style style:name="P92" style:family="paragraph" style:parent-style-name="Standard" style:list-style-name="L2">
      <style:paragraph-properties fo:text-align="justify" style:justify-single-word="false">
        <style:tab-stops>
          <style:tab-stop style:position="0.5937in"/>
        </style:tab-stops>
      </style:paragraph-properties>
      <style:text-properties fo:font-weight="normal" officeooo:rsid="000bef20" officeooo:paragraph-rsid="000bef20" style:font-weight-asian="normal" style:font-weight-complex="normal"/>
    </style:style>
    <style:style style:name="P93" style:family="paragraph" style:parent-style-name="Standard" style:list-style-name="L3">
      <style:paragraph-properties fo:text-align="justify" style:justify-single-word="false">
        <style:tab-stops>
          <style:tab-stop style:position="0.5937in"/>
        </style:tab-stops>
      </style:paragraph-properties>
      <style:text-properties fo:font-weight="normal" officeooo:rsid="000bef20" officeooo:paragraph-rsid="000bef20" style:font-weight-asian="normal" style:font-weight-complex="normal"/>
    </style:style>
    <style:style style:name="P94" style:family="paragraph" style:parent-style-name="Standard" style:list-style-name="L4">
      <style:paragraph-properties fo:text-align="justify" style:justify-single-word="false">
        <style:tab-stops>
          <style:tab-stop style:position="0.5937in"/>
        </style:tab-stops>
      </style:paragraph-properties>
      <style:text-properties fo:font-weight="normal" officeooo:rsid="000bef20" officeooo:paragraph-rsid="000bef20" style:font-weight-asian="normal" style:font-weight-complex="normal"/>
    </style:style>
    <style:style style:name="P95" style:family="paragraph" style:parent-style-name="Standard" style:list-style-name="L4">
      <style:paragraph-properties fo:text-align="justify" style:justify-single-word="false">
        <style:tab-stops>
          <style:tab-stop style:position="0.5937in"/>
        </style:tab-stops>
      </style:paragraph-properties>
      <style:text-properties fo:font-weight="normal" officeooo:rsid="000bef20" officeooo:paragraph-rsid="002c42d8" style:font-weight-asian="normal" style:font-weight-complex="normal"/>
    </style:style>
    <style:style style:name="P96" style:family="paragraph" style:parent-style-name="Standard" style:list-style-name="L5">
      <loext:graphic-properties draw:fill="none"/>
      <style:paragraph-properties fo:text-align="justify" style:justify-single-word="false" fo:orphans="2" fo:widows="2" fo:hyphenation-ladder-count="no-limit" fo:background-color="transparent" style:writing-mode="lr-tb">
        <style:tab-stops>
          <style:tab-stop style:position="0.3957in"/>
        </style:tab-stops>
      </style:paragraph-properties>
      <style:text-properties officeooo:paragraph-rsid="00430824" fo:hyphenate="false" fo:hyphenation-remain-char-count="2" fo:hyphenation-push-char-count="2"/>
    </style:style>
    <style:style style:name="P97" style:family="paragraph" style:parent-style-name="Table_20_Contents" style:list-style-name="L6">
      <style:text-properties officeooo:rsid="001432dc" officeooo:paragraph-rsid="0039566b"/>
    </style:style>
    <style:style style:name="P98" style:family="paragraph" style:parent-style-name="Table_20_Contents" style:list-style-name="L6">
      <style:text-properties officeooo:rsid="001432dc" officeooo:paragraph-rsid="004024ab"/>
    </style:style>
    <style:style style:name="P99" style:family="paragraph" style:parent-style-name="Table_20_Contents" style:list-style-name="L6">
      <style:text-properties officeooo:rsid="001432dc" officeooo:paragraph-rsid="00416421"/>
    </style:style>
    <style:style style:name="P100" style:family="paragraph" style:parent-style-name="Table_20_Contents" style:list-style-name="L9">
      <style:text-properties officeooo:rsid="001432dc" officeooo:paragraph-rsid="0047f828"/>
    </style:style>
    <style:style style:name="P101" style:family="paragraph" style:parent-style-name="Table_20_Contents" style:list-style-name="L11">
      <style:text-properties officeooo:rsid="001432dc" officeooo:paragraph-rsid="0049b4e6"/>
    </style:style>
    <style:style style:name="P102" style:family="paragraph" style:parent-style-name="Table_20_Contents" style:list-style-name="L13">
      <style:text-properties officeooo:rsid="001432dc" officeooo:paragraph-rsid="0054a01b"/>
    </style:style>
    <style:style style:name="P103" style:family="paragraph" style:parent-style-name="Table_20_Contents" style:list-style-name="L15">
      <style:text-properties officeooo:rsid="001432dc" officeooo:paragraph-rsid="005647b7"/>
    </style:style>
    <style:style style:name="P104" style:family="paragraph" style:parent-style-name="Table_20_Contents" style:list-style-name="L17">
      <style:text-properties officeooo:rsid="001432dc" officeooo:paragraph-rsid="005ce2ab"/>
    </style:style>
    <style:style style:name="P105" style:family="paragraph" style:parent-style-name="Table_20_Contents" style:list-style-name="L19">
      <style:text-properties officeooo:rsid="001432dc" officeooo:paragraph-rsid="00623a02"/>
    </style:style>
    <style:style style:name="P106" style:family="paragraph" style:parent-style-name="Table_20_Contents" style:list-style-name="L6">
      <style:text-properties officeooo:rsid="00161a7b" officeooo:paragraph-rsid="0039566b"/>
    </style:style>
    <style:style style:name="P107" style:family="paragraph" style:parent-style-name="Table_20_Contents" style:list-style-name="L6">
      <style:text-properties officeooo:rsid="001864ab" officeooo:paragraph-rsid="0039566b"/>
    </style:style>
    <style:style style:name="P108" style:family="paragraph" style:parent-style-name="Table_20_Contents" style:list-style-name="L6">
      <style:text-properties officeooo:rsid="0019dd0c" officeooo:paragraph-rsid="0039566b"/>
    </style:style>
    <style:style style:name="P109" style:family="paragraph" style:parent-style-name="Table_20_Contents" style:list-style-name="L6">
      <style:text-properties officeooo:rsid="0019dd0c" officeooo:paragraph-rsid="00416421"/>
    </style:style>
    <style:style style:name="P110" style:family="paragraph" style:parent-style-name="Table_20_Contents" style:list-style-name="L9">
      <style:text-properties officeooo:rsid="0019dd0c" officeooo:paragraph-rsid="0047f828"/>
    </style:style>
    <style:style style:name="P111" style:family="paragraph" style:parent-style-name="Table_20_Contents" style:list-style-name="L11">
      <style:text-properties officeooo:rsid="0019dd0c" officeooo:paragraph-rsid="0049b4e6"/>
    </style:style>
    <style:style style:name="P112" style:family="paragraph" style:parent-style-name="Table_20_Contents" style:list-style-name="L13">
      <style:text-properties officeooo:rsid="0019dd0c" officeooo:paragraph-rsid="0054a01b"/>
    </style:style>
    <style:style style:name="P113" style:family="paragraph" style:parent-style-name="Table_20_Contents" style:list-style-name="L15">
      <style:text-properties officeooo:rsid="0019dd0c" officeooo:paragraph-rsid="005647b7"/>
    </style:style>
    <style:style style:name="P114" style:family="paragraph" style:parent-style-name="Table_20_Contents" style:list-style-name="L17">
      <style:text-properties officeooo:rsid="0019dd0c" officeooo:paragraph-rsid="005ce2ab"/>
    </style:style>
    <style:style style:name="P115" style:family="paragraph" style:parent-style-name="Table_20_Contents" style:list-style-name="L19">
      <style:text-properties officeooo:rsid="0019dd0c" officeooo:paragraph-rsid="00623a02"/>
    </style:style>
    <style:style style:name="P116" style:family="paragraph" style:parent-style-name="Table_20_Contents" style:list-style-name="L7">
      <style:text-properties officeooo:rsid="00416421" officeooo:paragraph-rsid="00416421"/>
    </style:style>
    <style:style style:name="P117" style:family="paragraph" style:parent-style-name="Table_20_Contents" style:list-style-name="L7">
      <style:text-properties officeooo:rsid="00416421" officeooo:paragraph-rsid="0047f828"/>
    </style:style>
    <style:style style:name="P118" style:family="paragraph" style:parent-style-name="Table_20_Contents" style:list-style-name="L10">
      <style:text-properties officeooo:rsid="00416421" officeooo:paragraph-rsid="0049b4e6"/>
    </style:style>
    <style:style style:name="P119" style:family="paragraph" style:parent-style-name="Table_20_Contents" style:list-style-name="L12">
      <style:text-properties officeooo:rsid="00416421" officeooo:paragraph-rsid="0054a01b"/>
    </style:style>
    <style:style style:name="P120" style:family="paragraph" style:parent-style-name="Table_20_Contents" style:list-style-name="L14">
      <style:text-properties officeooo:rsid="00416421" officeooo:paragraph-rsid="005647b7"/>
    </style:style>
    <style:style style:name="P121" style:family="paragraph" style:parent-style-name="Table_20_Contents" style:list-style-name="L16">
      <style:text-properties officeooo:rsid="00416421" officeooo:paragraph-rsid="005ce2ab"/>
    </style:style>
    <style:style style:name="P122" style:family="paragraph" style:parent-style-name="Table_20_Contents" style:list-style-name="L18">
      <style:text-properties officeooo:rsid="00416421" officeooo:paragraph-rsid="00623a02"/>
    </style:style>
    <style:style style:name="P123" style:family="paragraph" style:parent-style-name="Table_20_Contents" style:list-style-name="L8">
      <style:text-properties officeooo:rsid="0047f828" officeooo:paragraph-rsid="0047f828"/>
    </style:style>
    <style:style style:name="P124" style:family="paragraph" style:parent-style-name="Table_20_Contents" style:list-style-name="L8">
      <style:text-properties officeooo:rsid="0047f828" officeooo:paragraph-rsid="00483d43"/>
    </style:style>
    <style:style style:name="P125" style:family="paragraph" style:parent-style-name="Table_20_Contents" style:list-style-name="L8">
      <style:text-properties officeooo:rsid="0047f828" officeooo:paragraph-rsid="0049b4e6"/>
    </style:style>
    <style:style style:name="P126" style:family="paragraph" style:parent-style-name="Table_20_Contents" style:list-style-name="L8">
      <style:text-properties officeooo:rsid="0047f828" officeooo:paragraph-rsid="0054a01b"/>
    </style:style>
    <style:style style:name="P127" style:family="paragraph" style:parent-style-name="Table_20_Contents" style:list-style-name="L8">
      <style:text-properties officeooo:rsid="0047f828" officeooo:paragraph-rsid="005647b7"/>
    </style:style>
    <style:style style:name="P128" style:family="paragraph" style:parent-style-name="Table_20_Contents" style:list-style-name="L8">
      <style:text-properties officeooo:rsid="0047f828" officeooo:paragraph-rsid="005ce2ab"/>
    </style:style>
    <style:style style:name="P129" style:family="paragraph" style:parent-style-name="Table_20_Contents" style:list-style-name="L8">
      <style:text-properties officeooo:rsid="0047f828" officeooo:paragraph-rsid="00623a02"/>
    </style:style>
    <style:style style:name="P130" style:family="paragraph" style:parent-style-name="Table_20_Contents" style:list-style-name="L8">
      <style:text-properties officeooo:rsid="00483d43" officeooo:paragraph-rsid="00483d43"/>
    </style:style>
    <style:style style:name="P131" style:family="paragraph" style:parent-style-name="Table_20_Contents" style:list-style-name="L8">
      <style:text-properties officeooo:rsid="00483d43" officeooo:paragraph-rsid="0049b4e6"/>
    </style:style>
    <style:style style:name="P132" style:family="paragraph" style:parent-style-name="Table_20_Contents" style:list-style-name="L8">
      <style:text-properties officeooo:rsid="00483d43" officeooo:paragraph-rsid="0054a01b"/>
    </style:style>
    <style:style style:name="P133" style:family="paragraph" style:parent-style-name="Table_20_Contents" style:list-style-name="L8">
      <style:paragraph-properties fo:text-align="start" style:justify-single-word="false"/>
      <style:text-properties officeooo:rsid="00483d43" officeooo:paragraph-rsid="005647b7"/>
    </style:style>
    <style:style style:name="P134" style:family="paragraph" style:parent-style-name="Table_20_Contents" style:list-style-name="L8">
      <style:paragraph-properties fo:text-align="start" style:justify-single-word="false"/>
      <style:text-properties officeooo:rsid="00483d43" officeooo:paragraph-rsid="005ce2ab"/>
    </style:style>
    <style:style style:name="P135" style:family="paragraph" style:parent-style-name="Table_20_Contents" style:list-style-name="L8">
      <style:paragraph-properties fo:text-align="start" style:justify-single-word="false"/>
      <style:text-properties officeooo:rsid="00483d43" officeooo:paragraph-rsid="00623a02"/>
    </style:style>
    <style:style style:name="P136" style:family="paragraph" style:parent-style-name="Table_20_Contents" style:list-style-name="L8">
      <style:text-properties officeooo:rsid="004f095b" officeooo:paragraph-rsid="0049b4e6"/>
    </style:style>
    <style:style style:name="P137" style:family="paragraph" style:parent-style-name="Table_20_Contents" style:list-style-name="L8">
      <style:text-properties officeooo:rsid="004f095b" officeooo:paragraph-rsid="004f095b"/>
    </style:style>
    <style:style style:name="P138" style:family="paragraph" style:parent-style-name="Table_20_Contents" style:list-style-name="L8">
      <style:text-properties officeooo:rsid="004f095b" officeooo:paragraph-rsid="0054a01b"/>
    </style:style>
    <style:style style:name="P139" style:family="paragraph" style:parent-style-name="Table_20_Contents" style:list-style-name="L8">
      <style:text-properties officeooo:rsid="004f095b" officeooo:paragraph-rsid="005647b7"/>
    </style:style>
    <style:style style:name="P140" style:family="paragraph" style:parent-style-name="Table_20_Contents" style:list-style-name="L8">
      <style:text-properties officeooo:rsid="004f095b" officeooo:paragraph-rsid="005ce2ab"/>
    </style:style>
    <style:style style:name="P141" style:family="paragraph" style:parent-style-name="Table_20_Contents" style:list-style-name="L8">
      <style:text-properties officeooo:rsid="004f095b" officeooo:paragraph-rsid="00623a02"/>
    </style:style>
    <style:style style:name="P142" style:family="paragraph" style:parent-style-name="Table_20_Contents" style:list-style-name="L8">
      <style:text-properties officeooo:rsid="004fbad8" officeooo:paragraph-rsid="004fbad8"/>
    </style:style>
    <style:style style:name="P143" style:family="paragraph" style:parent-style-name="Table_20_Contents" style:list-style-name="L8">
      <style:text-properties officeooo:rsid="004fbad8" officeooo:paragraph-rsid="0054a01b"/>
    </style:style>
    <style:style style:name="P144" style:family="paragraph" style:parent-style-name="Table_20_Contents" style:list-style-name="L8">
      <style:text-properties officeooo:rsid="004fbad8" officeooo:paragraph-rsid="005647b7"/>
    </style:style>
    <style:style style:name="P145" style:family="paragraph" style:parent-style-name="Table_20_Contents" style:list-style-name="L8">
      <style:text-properties officeooo:rsid="004fbad8" officeooo:paragraph-rsid="005ce2ab"/>
    </style:style>
    <style:style style:name="P146" style:family="paragraph" style:parent-style-name="Table_20_Contents" style:list-style-name="L8">
      <style:text-properties officeooo:rsid="004fbad8" officeooo:paragraph-rsid="00623a02"/>
    </style:style>
    <style:style style:name="P147" style:family="paragraph" style:parent-style-name="Table_20_Contents" style:list-style-name="L8">
      <style:paragraph-properties fo:text-align="start" style:justify-single-word="false"/>
      <style:text-properties officeooo:rsid="00613de1" officeooo:paragraph-rsid="00613de1"/>
    </style:style>
    <style:style style:name="P148" style:family="paragraph" style:parent-style-name="Table_20_Contents" style:list-style-name="L8">
      <style:paragraph-properties fo:text-align="start" style:justify-single-word="false"/>
      <style:text-properties officeooo:rsid="00613de1" officeooo:paragraph-rsid="00623a02"/>
    </style:style>
    <style:style style:name="T1" style:family="text">
      <style:text-properties fo:font-size="13pt" style:font-size-asian="13pt" style:font-size-complex="13pt"/>
    </style:style>
    <style:style style:name="T2" style:family="text">
      <style:text-properties officeooo:rsid="000d994b"/>
    </style:style>
    <style:style style:name="T3" style:family="text">
      <style:text-properties fo:font-weight="normal" officeooo:rsid="000bef20" style:font-weight-asian="normal" style:font-weight-complex="normal"/>
    </style:style>
    <style:style style:name="T4" style:family="text">
      <style:text-properties fo:font-weight="normal" officeooo:rsid="000ef034" style:font-weight-asian="normal" style:font-weight-complex="normal"/>
    </style:style>
    <style:style style:name="T5" style:family="text">
      <style:text-properties officeooo:rsid="000e0b23"/>
    </style:style>
    <style:style style:name="T6" style:family="text">
      <style:text-properties fo:font-weight="bold" style:font-weight-asian="bold" style:font-weight-complex="bold"/>
    </style:style>
    <style:style style:name="T7" style:family="text">
      <style:text-properties fo:font-weight="bold" officeooo:rsid="00161a7b" style:font-weight-asian="bold" style:font-weight-complex="bold"/>
    </style:style>
    <style:style style:name="T8" style:family="text">
      <style:text-properties fo:font-weight="bold" officeooo:rsid="003f4053" style:font-weight-asian="bold" style:font-weight-complex="bold"/>
    </style:style>
    <style:style style:name="T9" style:family="text">
      <style:text-properties fo:font-weight="bold" officeooo:rsid="004024ab" style:font-weight-asian="bold" style:font-weight-complex="bold"/>
    </style:style>
    <style:style style:name="T10" style:family="text">
      <style:text-properties fo:font-weight="bold" officeooo:rsid="00613de1" style:font-weight-asian="bold" style:font-weight-complex="bold"/>
    </style:style>
    <style:style style:name="T11" style:family="text">
      <style:text-properties officeooo:rsid="000ef034"/>
    </style:style>
    <style:style style:name="T12" style:family="text">
      <style:text-properties officeooo:rsid="00111d32"/>
    </style:style>
    <style:style style:name="T13" style:family="text">
      <style:text-properties officeooo:rsid="001371ef"/>
    </style:style>
    <style:style style:name="T14" style:family="text">
      <style:text-properties officeooo:rsid="0017281a"/>
    </style:style>
    <style:style style:name="T15" style:family="text">
      <style:text-properties officeooo:rsid="002c42d8"/>
    </style:style>
    <style:style style:name="T16" style:family="text">
      <style:text-properties officeooo:rsid="00303cfe"/>
    </style:style>
    <style:style style:name="T17" style:family="text">
      <style:text-properties officeooo:rsid="0030c7a0"/>
    </style:style>
    <style:style style:name="T18" style:family="text">
      <style:text-properties officeooo:rsid="00314fa0"/>
    </style:style>
    <style:style style:name="T19" style:family="text">
      <style:text-properties officeooo:rsid="0031c2c1"/>
    </style:style>
    <style:style style:name="T20" style:family="text">
      <style:text-properties officeooo:rsid="0032ad56"/>
    </style:style>
    <style:style style:name="T21" style:family="text">
      <style:text-properties officeooo:rsid="0036509a"/>
    </style:style>
    <style:style style:name="T22" style:family="text">
      <style:text-properties officeooo:rsid="001432dc"/>
    </style:style>
    <style:style style:name="T23" style:family="text">
      <style:text-properties officeooo:rsid="00161a7b"/>
    </style:style>
    <style:style style:name="T24" style:family="text">
      <style:text-properties officeooo:rsid="001b6a2b"/>
    </style:style>
    <style:style style:name="T25" style:family="text">
      <style:text-properties officeooo:rsid="001d265e"/>
    </style:style>
    <style:style style:name="T26" style:family="text">
      <style:text-properties officeooo:rsid="001a2dfe"/>
    </style:style>
    <style:style style:name="T27" style:family="text">
      <style:text-properties officeooo:rsid="00202810"/>
    </style:style>
    <style:style style:name="T28" style:family="text">
      <style:text-properties officeooo:rsid="0021a8d6"/>
    </style:style>
    <style:style style:name="T29" style:family="text">
      <style:text-properties officeooo:rsid="0039566b"/>
    </style:style>
    <style:style style:name="T30" style:family="text">
      <style:text-properties officeooo:rsid="003f4053"/>
    </style:style>
    <style:style style:name="T31" style:family="text">
      <style:text-properties officeooo:rsid="00416421"/>
    </style:style>
    <style:style style:name="T32" style:family="text">
      <style:text-properties officeooo:rsid="00430824"/>
    </style:style>
    <style:style style:name="T33" style:family="text">
      <style:text-properties officeooo:rsid="00449002"/>
    </style:style>
    <style:style style:name="T34" style:family="text">
      <style:text-properties officeooo:rsid="004605d2"/>
    </style:style>
    <style:style style:name="T35" style:family="text">
      <style:text-properties officeooo:rsid="004717fb"/>
    </style:style>
    <style:style style:name="T36" style:family="text">
      <style:text-properties officeooo:rsid="0047f828"/>
    </style:style>
    <style:style style:name="T37" style:family="text">
      <style:text-properties officeooo:rsid="0049b4e6"/>
    </style:style>
    <style:style style:name="T38" style:family="text">
      <style:text-properties officeooo:rsid="004c4047"/>
    </style:style>
    <style:style style:name="T39" style:family="text">
      <style:text-properties officeooo:rsid="004e2ec8"/>
    </style:style>
    <style:style style:name="T40" style:family="text">
      <style:text-properties officeooo:rsid="004f095b"/>
    </style:style>
    <style:style style:name="T41" style:family="text">
      <style:text-properties officeooo:rsid="004fbad8"/>
    </style:style>
    <style:style style:name="T42" style:family="text">
      <style:text-properties officeooo:rsid="0054a01b"/>
    </style:style>
    <style:style style:name="T43" style:family="text">
      <style:text-properties fo:color="#ce181e" fo:font-weight="bold" style:font-weight-asian="bold" style:font-weight-complex="bold"/>
    </style:style>
    <style:style style:name="T44" style:family="text">
      <style:text-properties officeooo:rsid="005647b7"/>
    </style:style>
    <style:style style:name="T45" style:family="text">
      <style:text-properties officeooo:rsid="00590825"/>
    </style:style>
    <style:style style:name="T46" style:family="text">
      <style:text-properties officeooo:rsid="005ce2ab"/>
    </style:style>
    <style:style style:name="T47" style:family="text">
      <style:text-properties officeooo:rsid="005fd98c"/>
    </style:style>
    <style:style style:name="T48" style:family="text">
      <style:text-properties officeooo:rsid="00613de1"/>
    </style:style>
    <style:style style:name="T49" style:family="text">
      <style:text-properties officeooo:rsid="00616712"/>
    </style:style>
    <style:style style:name="T50" style:family="text">
      <style:text-properties officeooo:rsid="00623a02"/>
    </style:style>
    <style:style style:name="T51" style:family="text">
      <style:text-properties officeooo:rsid="0063243e"/>
    </style:style>
    <style:style style:name="T52" style:family="text">
      <style:text-properties officeooo:rsid="006d2dce"/>
    </style:style>
    <style:style style:name="fr1"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457in" fo:margin-right="0.1252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15"/>
      <text:p text:style-name="P15"/>
      <text:p text:style-name="P15"/>
      <text:p text:style-name="P15"/>
      <text:p text:style-name="P15"/>
      <text:p text:style-name="P15"/>
      <text:p text:style-name="P15"/>
      <text:p text:style-name="P15"/>
      <text:p text:style-name="P15"/>
      <text:p text:style-name="P15"/>
      <text:p text:style-name="P4"><text:tab/></text:p>
      <text:p text:style-name="P7">D<text:span text:style-name="T1">ocumentação de Requisito do Sistema</text:span></text:p>
      <text:p text:style-name="P18">Sistema de <text:s/>Passagens <text:s/>Aéreas – SGPA 2.0</text:p>
      <text:p text:style-name="P16">Versão 0,1</text:p>
      <text:p text:style-name="P17"/>
      <text:p text:style-name="P6"/>
      <text:p text:style-name="P5"/>
      <text:p text:style-name="P5"/>
      <text:p text:style-name="P5"/>
      <text:p text:style-name="P3"><text:tab/> <text:s/></text:p>
      <text:p text:style-name="P26"/>
      <text:p text:style-name="P8">Histórico de <text:s/>Alterações</text:p>
      <text:p text:style-name="P8"/>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60">Data</text:p>
          </table:table-cell>
          <table:table-cell table:style-name="Tabela1.A1" office:value-type="string">
            <text:p text:style-name="P60">Versão</text:p>
          </table:table-cell>
          <table:table-cell table:style-name="Tabela1.A1" office:value-type="string">
            <text:p text:style-name="P60">Descrição</text:p>
          </table:table-cell>
          <table:table-cell table:style-name="Tabela1.D1" office:value-type="string">
            <text:p text:style-name="P60">Autor</text:p>
          </table:table-cell>
        </table:table-row>
        <table:table-row>
          <table:table-cell table:style-name="Tabela1.A6" office:value-type="string">
            <text:p text:style-name="P62"><text:span text:style-name="T16">01</text:span>/0<text:span text:style-name="T16">8</text:span>/19</text:p>
          </table:table-cell>
          <table:table-cell table:style-name="Tabela1.B6" office:value-type="string">
            <text:p text:style-name="P62">0,1</text:p>
          </table:table-cell>
          <table:table-cell table:style-name="Tabela1.C6" office:value-type="string">
            <text:p text:style-name="P61">Criação do documento de requisitos, identificação dos requisitos, descrição dos requisitos funcionais.</text:p>
          </table:table-cell>
          <table:table-cell table:style-name="Tabela1.D6" office:value-type="string">
            <text:p text:style-name="P63">Leonardo Marcel</text:p>
          </table:table-cell>
        </table:table-row>
        <table:table-row>
          <table:table-cell table:style-name="Tabela1.A6" office:value-type="string">
            <text:p text:style-name="P61"/>
          </table:table-cell>
          <table:table-cell table:style-name="Tabela1.B6" office:value-type="string">
            <text:p text:style-name="P61"/>
          </table:table-cell>
          <table:table-cell table:style-name="Tabela1.C6" office:value-type="string">
            <text:p text:style-name="P61"/>
          </table:table-cell>
          <table:table-cell table:style-name="Tabela1.D6" office:value-type="string">
            <text:p text:style-name="P61"/>
          </table:table-cell>
        </table:table-row>
        <table:table-row>
          <table:table-cell table:style-name="Tabela1.A6" office:value-type="string">
            <text:p text:style-name="P61"/>
          </table:table-cell>
          <table:table-cell table:style-name="Tabela1.B6" office:value-type="string">
            <text:p text:style-name="P61"/>
          </table:table-cell>
          <table:table-cell table:style-name="Tabela1.C6" office:value-type="string">
            <text:p text:style-name="P61"/>
          </table:table-cell>
          <table:table-cell table:style-name="Tabela1.D6" office:value-type="string">
            <text:p text:style-name="P61"/>
          </table:table-cell>
        </table:table-row>
        <table:table-row>
          <table:table-cell table:style-name="Tabela1.A6" office:value-type="string">
            <text:p text:style-name="P61"/>
          </table:table-cell>
          <table:table-cell table:style-name="Tabela1.B6" office:value-type="string">
            <text:p text:style-name="P61"/>
          </table:table-cell>
          <table:table-cell table:style-name="Tabela1.C6" office:value-type="string">
            <text:p text:style-name="P61"/>
          </table:table-cell>
          <table:table-cell table:style-name="Tabela1.D6" office:value-type="string">
            <text:p text:style-name="P61"/>
          </table:table-cell>
        </table:table-row>
        <table:table-row>
          <table:table-cell table:style-name="Tabela1.A6" office:value-type="string">
            <text:p text:style-name="P61"/>
          </table:table-cell>
          <table:table-cell table:style-name="Tabela1.B6" office:value-type="string">
            <text:p text:style-name="P61"/>
          </table:table-cell>
          <table:table-cell table:style-name="Tabela1.C6" office:value-type="string">
            <text:p text:style-name="P61"/>
          </table:table-cell>
          <table:table-cell table:style-name="Tabela1.D6" office:value-type="string">
            <text:p text:style-name="P61"/>
          </table:table-cell>
        </table:table-row>
      </table:table>
      <text:p text:style-name="P12"/>
      <text:p text:style-name="P12"/>
      <text:p text:style-name="P12"/>
      <text:p text:style-name="P27">1 . Introdução</text:p>
      <text:p text:style-name="P13"/>
      <text:p text:style-name="P14"><text:tab/>Este documento especifica os requisitos do <text:span text:style-name="T16">da versão 2.0 do sistema de Passagens Aéreas </text:span>, fornecendo à equipe de desenvolvimento as informações necessárias para o projeto e implementação, assim como para a realização dos testes e homologação do sistema.</text:p>
      <text:p text:style-name="P9"/>
      <text:p text:style-name="P9"/>
      <text:p text:style-name="P9">1.<text:span text:style-name="T2">1</text:span> . <text:span text:style-name="T2">Visão Geral do Documento</text:span></text:p>
      <text:p text:style-name="P9"/>
      <text:p text:style-name="P9"/>
      <text:p text:style-name="P14"><text:tab/>Além desta seção introdutória, as seções seguintes estão organizadas como</text:p>
      <text:p text:style-name="P14">descrito abaixo.</text:p>
      <text:list xml:id="list1963965612" text:style-name="L1">
        <text:list-item>
          <text:p text:style-name="P90"><text:span text:style-name="T3">Seção 2 ­ Descrição geral do </text:span><text:span text:style-name="T4">módulo</text:span><text:span text:style-name="T3">: apresenta uma visão geral do sistema, caracterizando qual é o seu escopo e descrevendo seus usuários.</text:span></text:p>
        </text:list-item>
        <text:list-item>
          <text:p text:style-name="P91">Seção 3 ­ Requisitos funcionais (casos de uso): especifica brevemente os casos de uso do sistema.</text:p>
        </text:list-item>
      </text:list>
      <text:list xml:id="list3623568966" text:style-name="L2">
        <text:list-item>
          <text:p text:style-name="P92">Seção 4 ­ Requisitos não funcionais:cita e explica os requisitos não funcionais do sistema.</text:p>
        </text:list-item>
      </text:list>
      <text:list xml:id="list3729071080" text:style-name="L3">
        <text:list-item>
          <text:p text:style-name="P93">Seção 5 ­ Arquitetura do sistema: apresenta uma visão geral de alto nível da arquitetura prevista no sistema, mostrando a distribuição das funções nos módulos do sistema.</text:p>
        </text:list-item>
      </text:list>
      <text:list xml:id="list3742161304" text:style-name="L4">
        <text:list-item>
          <text:p text:style-name="P94">Seção 6 ­ Especificação de requisitos do sistema: descreve requisitos funcionais e não funcionais mais detalhadamente. No caso de requisitos funcionais, descreve os fluxos de eventos, prioridades, atores, entradas e saídas de cada caso de uso a ser implementado.</text:p>
        </text:list-item>
        <text:list-item>
          <text:p text:style-name="P95">Seção <text:span text:style-name="T15">7</text:span> ­ <text:span text:style-name="T15">Protótipo das principais telas do sistema.</text:span></text:p>
          <text:p text:style-name="P95"/>
        </text:list-item>
      </text:list>
      <text:p text:style-name="P14"/>
      <text:p text:style-name="P10">1.<text:span text:style-name="T5">2</text:span> . <text:span text:style-name="T5">Convenções, termos e abreviações</text:span></text:p>
      <text:p text:style-name="P10"/>
      <text:p text:style-name="P31">1.2.1. Identificação dos requisitos</text:p>
      <text:p text:style-name="P28"><text:tab/>Por convenção, a referência a requisitos é feita através do nome da subseção onde eles estão descritos seguidos do identificador do requisito, de acordo com a especificação a seguir: [nome da subseção. identificador do requisito] Por exemplo, o requisito funcional [Incluir Usuário.RF016] deve estar descrito em uma subseção chamada “Incluir Usuário”, em um bloco identificado pelo número [RF016]. Já o requisito não­ funcional [Confiabilidade.NF008] deve estar descrito na seção de requisitos <text:span text:style-name="T14">não-funcionais</text:span> de Confiabilidade, em um bloco identificado por [NF008].</text:p>
      <text:p text:style-name="P28"><text:tab/>Os requisitos devem ser identificados com um identificador único. A numeração inicia com o identificador [RF001] ou [NF001] e <text:soft-page-break/>prossegue sendo incrementada à medida que forem surgindo novos requisitos.</text:p>
      <text:p text:style-name="P28"/>
      <text:p text:style-name="P30">1.2.2. Propriedades dos requisitos</text:p>
      <text:p text:style-name="P29"><text:tab/>Para estabelecer a prioridade dos requisitos, nas seções 4 e 5, foram adotadas as denominações “essencial”, “importante” e “desejável”.</text:p>
      <text:p text:style-name="P29"><text:tab/><text:span text:style-name="T6">Essencial</text:span> é o requisito sem o qual o sistema não entra em funcionamento. Requisitos essenciais são requisitos imprescindíveis, que têm que ser implementados impreterivelmente.</text:p>
      <text:p text:style-name="P28"><text:tab/><text:span text:style-name="T6">Importante</text:span> é o requisito sem o qual o sistema entra em funcionamento, mas de forma não satisfatória. Requisitos importantes devem ser implementados, <text:s/>mas, se não forem, o sistema poderá ser implantado e usado mesmo assim.</text:p>
      <text:p text:style-name="P28"><text:tab/><text:span text:style-name="T6">Desejável</text:span> é o requisito que não compromete as funcionalidades básicas do sistema, isto é, o sistema pode funcionar de forma satisfatória sem ele. Requisitos desejáveis podem ser deixados para versões posteriores do sistema, caso não haja tempo hábil para implementá-los na versão que está sendo especificada.</text:p>
      <text:p text:style-name="P28"/>
      <text:p text:style-name="P32"/>
      <text:p text:style-name="P59"><text:span text:style-name="T11">2</text:span> . <text:span text:style-name="T11">Descrição do Módulo Passagem</text:span></text:p>
      <text:p text:style-name="P36"/>
      <text:p text:style-name="P33"><text:tab/>O módulo proposto oferece uma solução para <text:span text:style-name="T17">o controle das solicitações de passagens aéreas realizadas pelos gestores de passagem dos órgãos da administração publica estadual, <text:s/>assim como o lançamento das passagens compradas pelas agencias de passagem contratadas pelo Governo do Estado do de Alagoas. Este controle fica sob responsabilidade da Agencia de Modernização e Gestão de Processos - AMGESP</text:span></text:p>
      <text:p text:style-name="P33"/>
      <text:p text:style-name="P33"/>
      <text:p text:style-name="P41">3. Requisitos funcionais </text:p>
      <text:p text:style-name="P46"/>
      <text:p text:style-name="P46">3.1. [RF001] <text:span text:style-name="T18">Realizar Solicitação de Passagem</text:span></text:p>
      <text:p text:style-name="P46"/>
      <text:p text:style-name="P46"><text:s/><text:span text:style-name="T6">Prioridade:</text:span> <text:s text:c="4"/>☒ <text:s/>Essencial <text:s text:c="4"/>☐ Importante <text:s text:c="2"/>☐ Desejável </text:p>
      <text:p text:style-name="P46"/>
      <text:p text:style-name="P46"><text:tab/>O sistema deve permitir<text:span text:style-name="T12"> que ao usuário Gestor de Passagem realize o cadastro, edição e exclusão de solicitação de passagens aéreas</text:span></text:p>
      <text:list xml:id="list4057532662" text:style-name="L5">
        <text:list-header>
          <text:p text:style-name="P96"/>
        </text:list-header>
      </text:list>
      <text:p text:style-name="P88">3.2 [RF002] Buscar Solicitação de Passagem</text:p>
      <text:p text:style-name="P87"/>
      <text:p text:style-name="P49"><text:span text:style-name="T6">Prioridade:</text:span> <text:s text:c="5"/>☐ Essencial <text:s text:c="4"/>☒ Importante <text:s text:c="2"/>☐ Desejável </text:p>
      <text:p text:style-name="P49"/>
      <text:p text:style-name="P58">O <text:span text:style-name="T33">sistema deve permitir que o usuário encontre a solicitação de passagem algum identificador, <text:s/>exemplo (Passageiro, Intervalo de datas das solicitações de passagem, status, identificador da solicitação) este último poderia ser um identificador randômico.</text:span></text:p>
      <text:p text:style-name="P37"/>
      <text:p text:style-name="P46">3.<text:span text:style-name="T32">3</text:span>. [RF00<text:span text:style-name="T35">3</text:span>] <text:span text:style-name="T19">Acompanhar <text:s/>Solicitação de Passagem</text:span></text:p>
      <text:p text:style-name="P46"/>
      <text:p text:style-name="P47"><text:s/><text:span text:style-name="T6">Prioridade:</text:span> <text:s text:c="4"/>☐ <text:s/>Essencial <text:s text:c="5"/>☒ Importante <text:s text:c="2"/>☐ Desejável </text:p>
      <text:p text:style-name="P46"/>
      <text:p text:style-name="P33"><text:tab/>O sistema deve <text:span text:style-name="T37">fornecer uma tela que mostre o status e andamento das solicitações de passagens emitidas pelo órgão. Além disso o sistema deve notificar quando uma solicitação de passagem foi reprovada pelo Gestor AMGESP. Esta notificação deve ir via e-mail para o gestor de passagem e no sistema deve aparecer um alerta assim que o usuário realizar o login. O usuário poderá editar as solicitações reprovadas para corrigir as inconsistências identificadas na análise do Gestor Amgesp. </text:span></text:p>
      <text:p text:style-name="P37"/>
      <text:p text:style-name="P37"/>
      <text:p text:style-name="P46">3.<text:span text:style-name="T32">4</text:span>. [RF00<text:span text:style-name="T35">4</text:span>] <text:span text:style-name="T19">Realizar Cotação de passagem</text:span></text:p>
      <text:p text:style-name="P46"/>
      <text:p text:style-name="P47"><text:s/><text:span text:style-name="T6">Prioridade:</text:span> <text:s text:c="6"/>☐ Essencial <text:s text:c="4"/>☐ Importante <text:s text:c="2"/>☒ Desejável </text:p>
      <text:p text:style-name="P46"/>
      <text:p text:style-name="P33"><text:soft-page-break/><text:tab/>O sistema deve permitir<text:span text:style-name="T12"> que <text:s/>o usuário Gestor Amgesp possam realizar cotação através de uma API disponibilizada pela as agencias de viagens contratas pelo Estado de Alagoas.</text:span></text:p>
      <text:p text:style-name="P33"/>
      <text:p text:style-name="P40"><text:span text:style-name="T43">OBS:</text:span> Para que este requisito seja desenvolvido, é obrigatório que as agencias de viagem forneçam as API<text:span text:style-name="T42">s</text:span>. Caso contrario, a cotação deverá ser preenchida manualmente pelo Gestor AMGESP.</text:p>
      <text:p text:style-name="P33"/>
      <text:p text:style-name="P46">3.<text:span text:style-name="T32">5</text:span>. [RF00<text:span text:style-name="T35">5</text:span>] <text:span text:style-name="T20">Analisar Solicitação de Passagem</text:span></text:p>
      <text:p text:style-name="P46"/>
      <text:p text:style-name="P46"><text:s/><text:span text:style-name="T6">Prioridade:</text:span> <text:s text:c="4"/>☒ <text:s/>Essencial <text:s text:c="4"/>☐ Importante <text:s text:c="2"/>☐ Desejável </text:p>
      <text:p text:style-name="P46"/>
      <text:p text:style-name="P35"><text:tab/>O sistema deve permitir<text:span text:style-name="T12"> que o usuário Gestor Amgesp possa analisar as solicitações emitidas pelos Gestores de Passagem, emitindo parecer a respeito de sua análise, aprovando, não aprovando ou deixando em stand by. Estes pareceres deverão ser registados em uma linha de tempo para que em caso de não finalização da análise (Stand -by), outro usuário designado passa ter informações suficiente para dar continuidade o trabalho de analise da solicitação. </text:span></text:p>
      <text:p text:style-name="P33"/>
      <text:p text:style-name="P46">3.<text:span text:style-name="T32">6</text:span>. [RF00<text:span text:style-name="T35">6</text:span>] <text:span text:style-name="T34">Realizar Registro da Compra de Passagem</text:span></text:p>
      <text:p text:style-name="P46"/>
      <text:p text:style-name="P46"><text:s/><text:span text:style-name="T6">Prioridade:</text:span> <text:s text:c="4"/>☒ <text:s/>Essencial <text:s text:c="4"/>☐ Importante <text:s text:c="2"/>☐ Desejável </text:p>
      <text:p text:style-name="P46"/>
      <text:p text:style-name="P33"><text:tab/><text:span text:style-name="T21">O sistema deve permitir que o usuário da agência de viagem possa emitir as passagens solicitadas pelos Gestores de Passagem e aprovadas pela a AMGESP.</text:span></text:p>
      <text:p text:style-name="P33"/>
      <text:p text:style-name="P38">3.7. [RF007] Buscar Passagem</text:p>
      <text:p text:style-name="P38"/>
      <text:p text:style-name="P38"><text:span text:style-name="T6">Prioridade:</text:span> <text:s text:c="4"/>☒ <text:s/>Essencial <text:s text:c="4"/>☐ Importante <text:s text:c="2"/>☐ Desejável </text:p>
      <text:p text:style-name="P33"/>
      <text:p text:style-name="P39">O <text:span text:style-name="T33">sistema deve permitir que o usuário encontre a passagem buscando através de algum identificador, <text:s/>exemplo (Passageiro, órgão, data da viagem, número do bilhete)</text:span></text:p>
      <text:p text:style-name="P34"/>
      <text:p text:style-name="P34"/>
      <text:p text:style-name="P42">4. Requisitos não funcionais</text:p>
      <text:p text:style-name="P34"/>
      <text:p text:style-name="P42">4.1. [NF001] Segurança</text:p>
      <text:p text:style-name="P34"><text:tab/>O sistema deve fornecer mecanismos de segurança e autenticação alinhados com os adotados <text:span text:style-name="T13">pela GERD</text:span>.</text:p>
      <text:p text:style-name="P34"/>
      <text:p text:style-name="P34"><text:s/><text:span text:style-name="T6">Prioridade:</text:span> <text:s text:c="4"/>☒ Essencial <text:s text:c="4"/>☐ Importante <text:s text:c="2"/>☐ Desejável </text:p>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2"/>
      <text:p text:style-name="P42"/>
      <text:p text:style-name="P42">6. <text:span text:style-name="T29">Caso de Uso</text:span></text:p>
      <text:p text:style-name="P42"/>
      <table:table table:name="Table1" table:style-name="Table1">
        <table:table-column table:style-name="Table1.A"/>
        <table:table-column table:style-name="Table1.B"/>
        <table:table-row>
          <table:table-cell table:style-name="Table1.A1" office:value-type="string">
            <text:p text:style-name="P50">RF001</text:p>
          </table:table-cell>
          <table:table-cell table:style-name="Table1.B1" office:value-type="string">
            <text:p text:style-name="P64">UC001 – Realizar Solicitação de <text:span text:style-name="T22">Passagem</text:span></text:p>
          </table:table-cell>
        </table:table-row>
        <table:table-row>
          <table:table-cell table:style-name="Table1.A2" office:value-type="string">
            <text:p text:style-name="P72">Fluxo Principal</text:p>
          </table:table-cell>
          <table:table-cell table:style-name="Table1.B2" office:value-type="string">
            <text:p text:style-name="P72">Este caso de uso começa com a tela de solicitação de passagem aberta</text:p>
            <text:p text:style-name="P72"/>
            <text:list xml:id="list343608397" text:style-name="L6">
              <text:list-item>
                <text:p text:style-name="P97">O usuário preenche os campos referente a tela de solicitação e clica em avançar;</text:p>
              </text:list-item>
              <text:list-item>
                <text:p text:style-name="P97">O sistema direciona para a tela rotas;</text:p>
              </text:list-item>
              <text:list-item>
                <text:p text:style-name="P97">O usuário seleciona o tipo de passagem (Ida ou ida e volta), <text:span text:style-name="T30">escolhe a rota (Origem e Destino) </text:span><text:s/>e clica em <text:span text:style-name="T30">cadastrar</text:span>;</text:p>
              </text:list-item>
              <text:list-item>
                <text:p text:style-name="P98">O sistema <text:span text:style-name="T30">salva o trecho e direciona para a mesma tela com a lista de trechos cadastrados </text:span><text:span text:style-name="T8">(Nesta etapa o fluxo pode voltar para o passo 3, caso o usuário deseje adicionar um nov</text:span><text:span text:style-name="T9">o</text:span><text:span text:style-name="T8"> </text:span><text:span text:style-name="T9">trecho</text:span><text:span text:style-name="T8">)</text:span><text:span text:style-name="T30">;</text:span></text:p>
              </text:list-item>
              <text:list-item>
                <text:p text:style-name="P106">O usuário clica em avançar;</text:p>
              </text:list-item>
              <text:list-item>
                <text:p text:style-name="P106">O sistema direciona para a tela de passageiros;</text:p>
              </text:list-item>
              <text:list-item>
                <text:p text:style-name="P106">O usuário seleciona o tipo de passageiro (Adulto, criança de 0 a 2 anos ou criança de 2 a 12 anos) e clica em adicionar;</text:p>
              </text:list-item>
              <text:list-item>
                <text:p text:style-name="P106">O sistema direciona para a tela de adição de passageiro;</text:p>
              </text:list-item>
              <text:list-item>
                <text:p text:style-name="P106">O usuário preenche preenche os dados do passageiro e clica em salvar;</text:p>
              </text:list-item>
              <text:list-item>
                <text:p text:style-name="P107">O sistema salva o passageiro e redireciona para a tela de passageiros<text:span text:style-name="T23"> </text:span><text:span text:style-name="T7">(Nesta etapa o fluxo pode voltar para o passo 9, caso o usuário deseje adicionar um novo passageiro)</text:span>;</text:p>
              </text:list-item>
              <text:list-item>
                <text:p text:style-name="P108">O usuário clica em concluir;</text:p>
              </text:list-item>
              <text:list-item>
                <text:p text:style-name="P108">O caso de uso termina.</text:p>
              </text:list-item>
            </text:list>
          </table:table-cell>
        </table:table-row>
        <text:soft-page-break/>
        <table:table-row>
          <table:table-cell table:style-name="Table1.A2" office:value-type="string">
            <text:p text:style-name="P80">Fluxo Alternativo 1 – Cota insuficiente </text:p>
          </table:table-cell>
          <table:table-cell table:style-name="Table1.B2" office:value-type="string">
            <text:p text:style-name="P80">Na etapa do fluxo principal 3, o sistema verifica se há cota suficiente para emissão da passagem. <text:s/>Caso não haja, <text:span text:style-name="T24">o sistema não permite avançar e exibe uma mensagem apropriada</text:span></text:p>
          </table:table-cell>
        </table:table-row>
        <table:table-row>
          <table:table-cell table:style-name="Table1.A2" office:value-type="string">
            <text:p text:style-name="P80">Fluxo Alternativo 2 – Rota inexistente</text:p>
          </table:table-cell>
          <table:table-cell table:style-name="Table1.B2" office:value-type="string">
            <text:p text:style-name="P80">Na etapa do fluxo principal 5, o sistema verifica se a rota está cadastrada no banco de dados. Caso contrario, <text:span text:style-name="T24">o sistema não permite salvar e </text:span>exibe uma mensagem <text:span text:style-name="T25">apropriada</text:span>.</text:p>
          </table:table-cell>
        </table:table-row>
        <table:table-row>
          <table:table-cell table:style-name="Table1.A2" office:value-type="string">
            <text:p text:style-name="P80">Fluxo Alternativo 3 – Data <text:span text:style-name="T26">ida</text:span> inválida</text:p>
          </table:table-cell>
          <table:table-cell table:style-name="Table1.B2" office:value-type="string">
            <text:p text:style-name="P80">Na etapa do fluxo principal 5, caso o usuário informe uma data menor <text:span text:style-name="T26">que a data atual ou uma data maior que a data de volta, o sistema não permite salvar e exibe uma mensagem apropriada.</text:span></text:p>
          </table:table-cell>
        </table:table-row>
        <table:table-row>
          <table:table-cell table:style-name="Table1.A2" office:value-type="string">
            <text:p text:style-name="P81">Fluxo Alternativo 4 – Data volta invalida.</text:p>
          </table:table-cell>
          <table:table-cell table:style-name="Table1.B2" office:value-type="string">
            <text:p text:style-name="P82">Na etapa do fluxo principal 5, caso o usuário informe uma data inferir a data de ida, o sistema não permite <text:span text:style-name="T25">salvar</text:span> <text:span text:style-name="T25">e exibe</text:span> uma mensagem <text:span text:style-name="T25">apropriada</text:span>.</text:p>
          </table:table-cell>
        </table:table-row>
        <table:table-row>
          <table:table-cell table:style-name="Table1.A2" office:value-type="string">
            <text:p text:style-name="P82">Fluxo Alternativo 5 – Solicitação de passagem fora do prazo mínimo.</text:p>
          </table:table-cell>
          <table:table-cell table:style-name="Table1.B2" office:value-type="string">
            <text:p text:style-name="P82">Na etapa do fluxo principal 5, caso a data de solicitação seja menor que 5 dias úteis antes da viagem, o sistema não permite <text:span text:style-name="T25">salvar</text:span> <text:span text:style-name="T25">e exibe uma mensagem apropriada.</text:span></text:p>
          </table:table-cell>
        </table:table-row>
        <table:table-row>
          <table:table-cell table:style-name="Table1.A2" office:value-type="string">
            <text:p text:style-name="P83">Fluxo Alternativo 6 -<text:span text:style-name="T27">solicitação de passagem internacional fora do prazo mínimo</text:span> </text:p>
          </table:table-cell>
          <table:table-cell table:style-name="Table1.B2" office:value-type="string">
            <text:p text:style-name="P82">Na etapa do fluxo principal 5, caso a data de solicitação seja menor que <text:span text:style-name="T27">30</text:span> dias úteis antes da viagem, o sistema não permite <text:span text:style-name="T25">salvar</text:span> <text:span text:style-name="T25">e exibe uma mensagem apropriada.</text:span></text:p>
          </table:table-cell>
        </table:table-row>
        <table:table-row>
          <table:table-cell table:style-name="Table1.A2" office:value-type="string">
            <text:p text:style-name="P84">Fluxo Alternativo 7 - Falta de anexo diário em viagens internacionais </text:p>
          </table:table-cell>
          <table:table-cell table:style-name="Table1.B2" office:value-type="string">
            <text:p text:style-name="P86"/>
          </table:table-cell>
        </table:table-row>
        <table:table-row>
          <table:table-cell table:style-name="Table1.A2" office:value-type="string">
            <text:p text:style-name="P84">Fluxo alternativo 8 – Distancia <text:span text:style-name="T28">menor ou igual</text:span> <text:span text:style-name="T28">a</text:span> 30<text:span text:style-name="T28">0 km</text:span></text:p>
          </table:table-cell>
          <table:table-cell table:style-name="Table1.B2" office:value-type="string">
            <text:p text:style-name="P85">Na etapa do fluxo principal 5, caso o usuário informe uma rota que a distância seja menor ou igual <text:s/>a 300 km, o sistema não permite salvar e exibe uma mensagem apropriada. <text:s text:c="2"/></text:p>
          </table:table-cell>
        </table:table-row>
        <table:table-row>
          <table:table-cell table:style-name="Table1.A2" office:value-type="string">
            <text:p text:style-name="P85">Fluxo alternativo 9 – Viagem para tratamento de saúde</text:p>
          </table:table-cell>
          <table:table-cell table:style-name="Table1.B2" office:value-type="string">
            <text:p text:style-name="P85">Na etapa do fluxo principal 1, quando o órgão selecionado for a SESAU e o motivo da viagem for “ TRATAMENTO DE SAÚDE – AUTORIZAÇÃO ESPECIAL” o campo processo deixa de ser obrigatório.</text:p>
          </table:table-cell>
        </table:table-row>
      </table:table>
      <text:p text:style-name="P44"/>
      <text:p text:style-name="P43"/>
      <text:p text:style-name="P45"/>
      <table:table table:name="Tabela2" table:style-name="Tabela2">
        <table:table-column table:style-name="Tabela2.A"/>
        <table:table-column table:style-name="Tabela2.B"/>
        <table:table-row>
          <table:table-cell table:style-name="Tabela2.A1" office:value-type="string">
            <text:p text:style-name="P51">RF001</text:p>
          </table:table-cell>
          <table:table-cell table:style-name="Tabela2.B1" office:value-type="string">
            <text:p text:style-name="P65">UC00<text:span text:style-name="T31">2</text:span> – <text:span text:style-name="T31">Excluir Trecho</text:span></text:p>
          </table:table-cell>
        </table:table-row>
        <table:table-row>
          <table:table-cell table:style-name="Tabela2.A2" office:value-type="string">
            <text:p text:style-name="P73">Fluxo Principal</text:p>
          </table:table-cell>
          <table:table-cell table:style-name="Tabela2.B2" office:value-type="string">
            <text:p text:style-name="P73">Este caso de uso começa <text:span text:style-name="T31">no passo 4 do UC001</text:span></text:p>
            <text:p text:style-name="P73"/>
            <text:list xml:id="list949641117" text:style-name="L7">
              <text:list-item>
                <text:p text:style-name="P116">Caso a solicitação de passagem esteja com o status em aberto, o sistema disponibilizará ícones para a exclusão dos trechos.</text:p>
              </text:list-item>
              <text:list-item>
                <text:p text:style-name="P116"><text:soft-page-break/>O clica no ícone de exclusão;</text:p>
              </text:list-item>
              <text:list-item>
                <text:p text:style-name="P116">O sistema exclui e permanece na tela de edição de rotas. <text:s/></text:p>
              </text:list-item>
            </text:list>
            <text:list xml:id="list162020077812111" text:continue-list="list343608397" text:style-name="L6">
              <text:list-header>
                <text:p text:style-name="P99"/>
                <text:p text:style-name="P109"/>
              </text:list-header>
            </text:list>
          </table:table-cell>
        </table:table-row>
      </table:table>
      <text:p text:style-name="P4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
      <table:table table:name="Tabela3" table:style-name="Tabela3">
        <table:table-column table:style-name="Tabela3.A"/>
        <table:table-column table:style-name="Tabela3.B"/>
        <table:table-row>
          <table:table-cell table:style-name="Tabela3.A1" office:value-type="string">
            <text:p text:style-name="P52">RF00<text:span text:style-name="T36">2</text:span></text:p>
          </table:table-cell>
          <table:table-cell table:style-name="Tabela3.B1" office:value-type="string">
            <text:p text:style-name="P66">UC00<text:span text:style-name="T38">3</text:span> – <text:span text:style-name="T36">Buscar Solicitação de Passagem</text:span></text:p>
          </table:table-cell>
        </table:table-row>
        <table:table-row>
          <table:table-cell table:style-name="Tabela3.A2" office:value-type="string">
            <text:p text:style-name="P74">Fluxo Principal</text:p>
          </table:table-cell>
          <table:table-cell table:style-name="Tabela3.B2" office:value-type="string">
            <text:p text:style-name="P74">Este caso de uso começa <text:span text:style-name="T36">com o usuário logado na tela de visualização da solicitação de passagem.</text:span></text:p>
            <text:p text:style-name="P74"/>
            <text:list xml:id="list2176692245" text:style-name="L8">
              <text:list-item>
                <text:p text:style-name="P123">O usuário clica no link Solicitações de passagem;</text:p>
              </text:list-item>
              <text:list-item>
                <text:p text:style-name="P123">O sistema direciona para a lista de todas as solicitações de passagem daquele órgão, ordenando pela data de solicitação.</text:p>
              </text:list-item>
              <text:list-item>
                <text:p text:style-name="P124">O usuário preenche o campo de busca com um dos parâmetros de pesquisa <text:span text:style-name="T33">(Passageiro, Intervalo de datas das solicitações de passagem, status, identificador da solicitação)</text:span></text:p>
              </text:list-item>
              <text:list-item>
                <text:p text:style-name="P130">O sistema trás a lista de solicitações de passagem filtradas pelo(s) parâmetro(s) de pesquisa.</text:p>
              </text:list-item>
            </text:list>
            <text:list xml:id="list162018736723807" text:continue-list="list949641117" text:style-name="L7">
              <text:list-header>
                <text:p text:style-name="P117"><text:s/></text:p>
              </text:list-header>
            </text:list>
            <text:list xml:id="list3347599769" text:style-name="L9">
              <text:list-header>
                <text:p text:style-name="P100"/>
                <text:p text:style-name="P110"/>
              </text:list-header>
            </text:list>
          </table:table-cell>
        </table:table-row>
      </table:table>
      <text:p text:style-name="P20"/>
      <text:p text:style-name="P20"/>
      <text:p text:style-name="P20"/>
      <text:p text:style-name="P21"/>
      <table:table table:name="Tabela4" table:style-name="Tabela4">
        <table:table-column table:style-name="Tabela4.A"/>
        <table:table-column table:style-name="Tabela4.B"/>
        <table:table-row>
          <table:table-cell table:style-name="Tabela4.A1" office:value-type="string">
            <text:p text:style-name="P53">RF00<text:span text:style-name="T38">4</text:span></text:p>
          </table:table-cell>
          <table:table-cell table:style-name="Tabela4.B1" office:value-type="string">
            <text:p text:style-name="P67">UC00<text:span text:style-name="T39">4</text:span> – <text:span text:style-name="T39">Realizar Cotação de Passagem (Via Web Service)</text:span></text:p>
          </table:table-cell>
        </table:table-row>
        <table:table-row>
          <table:table-cell table:style-name="Tabela4.A2" office:value-type="string">
            <text:p text:style-name="P75">Fluxo Principal</text:p>
          </table:table-cell>
          <table:table-cell table:style-name="Tabela4.B2" office:value-type="string">
            <text:p text:style-name="P75">Este caso de uso começa <text:span text:style-name="T36">com o usuário logado na tela inicial do sistema.</text:span></text:p>
            <text:p text:style-name="P75"/>
            <text:list xml:id="list162019758847218" text:continue-list="list2176692245" text:style-name="L8">
              <text:list-header>
                <text:p text:style-name="P125"><text:soft-page-break/></text:p>
              </text:list-header>
              <text:list-item text:start-value="1">
                <text:p text:style-name="P136">O usuário acessa a lista de solicitação de passagens de passagem.</text:p>
              </text:list-item>
              <text:list-item>
                <text:p text:style-name="P125">O <text:span text:style-name="T40">sistema</text:span> <text:span text:style-name="T40">disponibiliza a lista completa de solicitações de passagem</text:span></text:p>
              </text:list-item>
              <text:list-item>
                <text:p text:style-name="P131">O <text:span text:style-name="T40">usuário realiza a busca de acordo com o passo 3 do UC003;</text:span></text:p>
              </text:list-item>
              <text:list-item>
                <text:p text:style-name="P137">O sistema realiza o passo 4 do UC003;</text:p>
              </text:list-item>
              <text:list-item>
                <text:p text:style-name="P137">O usuário clica na solicitação para a qual deseja realizar a cotação.</text:p>
              </text:list-item>
              <text:list-item>
                <text:p text:style-name="P137"><text:s/>O sistema direciona para a tela visualização da solicitação, com os seus respectivos trechos cadastrados.</text:p>
              </text:list-item>
              <text:list-item>
                <text:p text:style-name="P137">O usuário escolhe o trecho que deseja realizar a cotação e clica realizar cotação;</text:p>
              </text:list-item>
              <text:list-item>
                <text:p text:style-name="P137">O sistema acessa o web service da agencia de viagem<text:span text:style-name="T41"> passando os parâmetros de consultada especificado pela a api fornecida.</text:span></text:p>
              </text:list-item>
              <text:list-item>
                <text:p text:style-name="P142">O web service retorna com a lista de passagens disponíveis para compra ordenando pela mais barata.</text:p>
              </text:list-item>
              <text:list-item>
                <text:p text:style-name="P142"><text:s/>O usuário escolhe a passagem;</text:p>
              </text:list-item>
              <text:list-item>
                <text:p text:style-name="P142">O sistema consome os dados da passagem fornecida pelo web service e dá entrada na tabela de cotação. <text:s/></text:p>
              </text:list-item>
            </text:list>
            <text:list xml:id="list433888499" text:style-name="L10">
              <text:list-header>
                <text:p text:style-name="P118"><text:s/></text:p>
              </text:list-header>
            </text:list>
            <text:list xml:id="list3293864093" text:style-name="L11">
              <text:list-header>
                <text:p text:style-name="P101"/>
                <text:p text:style-name="P111"/>
              </text:list-header>
            </text:list>
          </table:table-cell>
        </table:table-row>
      </table:table>
      <text:p text:style-name="P21"/>
      <text:p text:style-name="P21"/>
      <text:p text:style-name="P22"/>
      <table:table table:name="Tabela5" table:style-name="Tabela5">
        <table:table-column table:style-name="Tabela5.A"/>
        <table:table-column table:style-name="Tabela5.B"/>
        <table:table-row>
          <table:table-cell table:style-name="Tabela5.A1" office:value-type="string">
            <text:p text:style-name="P54">RF00<text:span text:style-name="T38">4</text:span></text:p>
          </table:table-cell>
          <table:table-cell table:style-name="Tabela5.B1" office:value-type="string">
            <text:p text:style-name="P68">UC00<text:span text:style-name="T42">5</text:span> – <text:span text:style-name="T39">Realizar Cotação de Passagem </text:span></text:p>
          </table:table-cell>
        </table:table-row>
        <table:table-row>
          <table:table-cell table:style-name="Tabela5.A2" office:value-type="string">
            <text:p text:style-name="P76">Fluxo Principal</text:p>
          </table:table-cell>
          <table:table-cell table:style-name="Tabela5.B2" office:value-type="string">
            <text:p text:style-name="P76">Este caso de uso começa <text:span text:style-name="T36">com o usuário logado na tela inicial do sistema.</text:span></text:p>
            <text:p text:style-name="P76"/>
            <text:list xml:id="list162019197965381" text:continue-list="list162019758847218" text:style-name="L8">
              <text:list-header>
                <text:p text:style-name="P126"/>
              </text:list-header>
              <text:list-item text:start-value="1">
                <text:p text:style-name="P138">O usuário acessa a lista de solicitação de passagens de passagem.</text:p>
              </text:list-item>
              <text:list-item>
                <text:p text:style-name="P126">O <text:span text:style-name="T40">sistema</text:span> <text:span text:style-name="T40">disponibiliza a lista completa de solicitações de passagem</text:span></text:p>
              </text:list-item>
              <text:list-item>
                <text:p text:style-name="P132">O <text:span text:style-name="T40">usuário realiza a busca de acordo com o passo 3 do UC003;</text:span></text:p>
              </text:list-item>
              <text:list-item>
                <text:p text:style-name="P138">O sistema realiza o passo 4 do UC003;</text:p>
              </text:list-item>
              <text:list-item>
                <text:p text:style-name="P138">O usuário clica na solicitação para a qual deseja realizar a cotação.</text:p>
              </text:list-item>
              <text:list-item>
                <text:p text:style-name="P138"><text:s/>O sistema direciona para a tela visualização da solicitação, com os seus respectivos trechos cadastrados.</text:p>
              </text:list-item>
              <text:list-item>
                <text:p text:style-name="P138">O usuário escolhe o trecho que deseja realizar a cotação e <text:soft-page-break/>clica realizar cotação;</text:p>
              </text:list-item>
              <text:list-item>
                <text:p text:style-name="P138">O sistema <text:span text:style-name="T42">direciona para a tela de cotação de passagem, fornecendo os campos (Companhia aérea, e valor da passagem) para que o Gestor AMGESP possa preencher.</text:span></text:p>
              </text:list-item>
              <text:list-item>
                <text:p text:style-name="P143">O <text:span text:style-name="T42">usuário preenche os campos e clica em salvar</text:span></text:p>
              </text:list-item>
              <text:list-item>
                <text:p text:style-name="P143"><text:s/>O <text:span text:style-name="T42">sistema sava a cotação e direciona para a tela de visualização da solicitação de passagem</text:span>;</text:p>
                <text:p text:style-name="P143"/>
              </text:list-item>
            </text:list>
            <text:list xml:id="list2233929412" text:style-name="L12">
              <text:list-header>
                <text:p text:style-name="P119"><text:s/></text:p>
              </text:list-header>
            </text:list>
            <text:list xml:id="list1104216638" text:style-name="L13">
              <text:list-header>
                <text:p text:style-name="P102"/>
                <text:p text:style-name="P112"/>
              </text:list-header>
            </text:list>
          </table:table-cell>
        </table:table-row>
      </table:table>
      <text:p text:style-name="P22"/>
      <text:p text:style-name="P22"/>
      <text:p text:style-name="P23"/>
      <table:table table:name="Tabela6" table:style-name="Tabela6">
        <table:table-column table:style-name="Tabela6.A"/>
        <table:table-column table:style-name="Tabela6.B"/>
        <table:table-row>
          <table:table-cell table:style-name="Tabela6.A1" office:value-type="string">
            <text:p text:style-name="P55">RF00<text:span text:style-name="T44">5</text:span></text:p>
          </table:table-cell>
          <table:table-cell table:style-name="Tabela6.B1" office:value-type="string">
            <text:p text:style-name="P69">UC00<text:span text:style-name="T49">6</text:span> – <text:span text:style-name="T44">Analisar Solicitação de passagem </text:span></text:p>
          </table:table-cell>
        </table:table-row>
        <table:table-row>
          <table:table-cell table:style-name="Tabela6.A2" office:value-type="string">
            <text:p text:style-name="P77">Fluxo Principal</text:p>
          </table:table-cell>
          <table:table-cell table:style-name="Tabela6.B2" office:value-type="string">
            <text:p text:style-name="P77">Este caso de uso começa <text:span text:style-name="T36">com o usuário logado e <text:s/>acessando a tela de visualização da solicitação de passagem.</text:span></text:p>
            <text:p text:style-name="P77"/>
            <text:list xml:id="list162019064257740" text:continue-list="list162019197965381" text:style-name="L8">
              <text:list-header>
                <text:p text:style-name="P127"/>
              </text:list-header>
              <text:list-item text:start-value="1">
                <text:p text:style-name="P139"><text:span text:style-name="T45">O sistema mostra os dados da solicitação de passagem, fornece um select para informar o status e um campo texto para inserir as considerações</text:span>.</text:p>
              </text:list-item>
              <text:list-item>
                <text:p text:style-name="P127">O <text:span text:style-name="T45">usuário seleciona <text:s/>o status (Aprovado ou reprovado), redige as considerações no campo de texto e clicar em salvar. </text:span></text:p>
              </text:list-item>
              <text:list-item>
                <text:p text:style-name="P133">O <text:span text:style-name="T45">sistema salva o status, o texto redigido no campo consideração, a data atual, o usuário (Gestor de Passagem) que realizou a ação, permanece na mesma tela e mostra todas as ações realizadas em formato de linha do <text:s/>tempo, sempre ordenando pela ultima análise;</text:span></text:p>
                <text:p text:style-name="P144"/>
              </text:list-item>
            </text:list>
            <text:list xml:id="list1764028023" text:style-name="L14">
              <text:list-header>
                <text:p text:style-name="P120"><text:s/></text:p>
              </text:list-header>
            </text:list>
            <text:list xml:id="list4003304975" text:style-name="L15">
              <text:list-header>
                <text:p text:style-name="P103"/>
                <text:p text:style-name="P113"/>
              </text:list-header>
            </text:list>
          </table:table-cell>
        </table:table-row>
      </table:table>
      <text:p text:style-name="P23"/>
      <text:p text:style-name="P24"/>
      <table:table table:name="Tabela7" table:style-name="Tabela7">
        <table:table-column table:style-name="Tabela7.A"/>
        <table:table-column table:style-name="Tabela7.B"/>
        <table:table-row>
          <table:table-cell table:style-name="Tabela7.A1" office:value-type="string">
            <text:p text:style-name="P56">RF00<text:span text:style-name="T47">3</text:span></text:p>
          </table:table-cell>
          <table:table-cell table:style-name="Tabela7.B1" office:value-type="string">
            <text:p text:style-name="P70">UC00<text:span text:style-name="T49">7</text:span> – <text:span text:style-name="T46">Editar Solicitação de Passagem </text:span></text:p>
          </table:table-cell>
        </table:table-row>
        <table:table-row>
          <table:table-cell table:style-name="Tabela7.A2" office:value-type="string">
            <text:p text:style-name="P78">Fluxo Principal</text:p>
          </table:table-cell>
          <table:table-cell table:style-name="Tabela7.B2" office:value-type="string">
            <text:p text:style-name="P78">Este caso de uso começa <text:span text:style-name="T36">com o usuário logado na tela de visualização da solicitação de passagem.</text:span></text:p>
            <text:p text:style-name="P78"/>
            <text:list xml:id="list162019831423085" text:continue-list="list162019064257740" text:style-name="L8">
              <text:list-header>
                <text:p text:style-name="P128"/>
              </text:list-header>
              <text:list-item text:start-value="1">
                <text:p text:style-name="P140"><text:span text:style-name="T47">O usuário clica na solicitação de passagem que deseja editar</text:span>.</text:p>
              </text:list-item>
              <text:list-item>
                <text:p text:style-name="P128">O <text:span text:style-name="T48">sistema direciona para a tela de edição da solicitação de </text:span><text:soft-page-break/><text:span text:style-name="T48">passagem. </text:span></text:p>
              </text:list-item>
              <text:list-item>
                <text:p text:style-name="P134">O <text:span text:style-name="T48">usuário altera os dados na etapa “Dados da solicitação” e clica em avançar;</text:span></text:p>
              </text:list-item>
              <text:list-item>
                <text:p text:style-name="P147">O sistema salva as alterações e direciona para a etapa “Trechos;</text:p>
              </text:list-item>
              <text:list-item>
                <text:p text:style-name="P147">O usuário Adiciona e/ou excluir a(s) rota(s) e clicar em avaçar.</text:p>
              </text:list-item>
              <text:list-item>
                <text:p text:style-name="P147">O sistema direciona <text:s/>para a etapa de justificativa;</text:p>
              </text:list-item>
              <text:list-item>
                <text:p text:style-name="P147">O usuário redige a sua justificativa quanto ao inconsistência identificada pelo Gestor AMGESP e clica em concluir.</text:p>
              </text:list-item>
              <text:list-item>
                <text:p text:style-name="P147">O sistema salva a justificativa e envia uma notificação ao Gestor AMGESP informando que as solicitação de passagem foi alterada pelo Gestor de passagem.</text:p>
                <text:p text:style-name="P145"/>
              </text:list-item>
            </text:list>
            <text:list xml:id="list4171475438" text:style-name="L16">
              <text:list-header>
                <text:p text:style-name="P121"><text:s/></text:p>
              </text:list-header>
            </text:list>
            <text:list xml:id="list3045570399" text:style-name="L17">
              <text:list-header>
                <text:p text:style-name="P104"/>
                <text:p text:style-name="P114"/>
              </text:list-header>
            </text:list>
          </table:table-cell>
        </table:table-row>
      </table:table>
      <text:p text:style-name="P24"/>
      <text:p text:style-name="P25"/>
      <table:table table:name="Tabela8" table:style-name="Tabela8">
        <table:table-column table:style-name="Tabela8.A"/>
        <table:table-column table:style-name="Tabela8.B"/>
        <table:table-row>
          <table:table-cell table:style-name="Tabela8.A1" office:value-type="string">
            <text:p text:style-name="P57">RF00<text:span text:style-name="T51">6</text:span></text:p>
          </table:table-cell>
          <table:table-cell table:style-name="Tabela8.B1" office:value-type="string">
            <text:p text:style-name="P71">UC00<text:span text:style-name="T50">8</text:span> – <text:span text:style-name="T50">Realizar registro da compra de passagem </text:span></text:p>
          </table:table-cell>
        </table:table-row>
        <table:table-row>
          <table:table-cell table:style-name="Tabela8.A2" office:value-type="string">
            <text:p text:style-name="P79">Fluxo Principal</text:p>
          </table:table-cell>
          <table:table-cell table:style-name="Tabela8.B2" office:value-type="string">
            <text:p text:style-name="P79">Este caso de uso começa <text:span text:style-name="T36">com o usuário logado na tela de listagem de solicitações de passagens aprovadas.</text:span></text:p>
            <text:p text:style-name="P79"/>
            <text:list xml:id="list162020647111990" text:continue-list="list162019831423085" text:style-name="L8">
              <text:list-header>
                <text:p text:style-name="P129"/>
              </text:list-header>
              <text:list-item text:start-value="1">
                <text:p text:style-name="P141"><text:span text:style-name="T47">O usuário clica na solicitação de passagem <text:s/>a qual deseja realizar o registro da compra</text:span>.</text:p>
              </text:list-item>
              <text:list-item>
                <text:p text:style-name="P129">O <text:span text:style-name="T48">sistema direciona para a tela de visualização de solicitação de passagem. </text:span></text:p>
              </text:list-item>
              <text:list-item>
                <text:p text:style-name="P135">O <text:span text:style-name="T48">usuário escolhe um trecho cadastrado na solicitação de passagem, e para cada passageiro <text:s/>registra os dados de compra (Companhia aérea, num bilhete, <text:s/>valor da passagem, <text:s/>valor embarque, tarifa, numero do voo, taxa serviço) e clica em salvar. (</text:span><text:span text:style-name="T10">Este passo se repete para cada trecho)</text:span></text:p>
              </text:list-item>
              <text:list-item>
                <text:p text:style-name="P148">O sistema salva <text:span text:style-name="T52">as informações e permanece na tela de visualização de solicitação de passagem</text:span>;</text:p>
                <text:p text:style-name="P148"/>
                <text:p text:style-name="P146"/>
              </text:list-item>
            </text:list>
            <text:list xml:id="list1732753066" text:style-name="L18">
              <text:list-header>
                <text:p text:style-name="P122"><text:s/></text:p>
              </text:list-header>
            </text:list>
            <text:list xml:id="list1209184568" text:style-name="L19">
              <text:list-header>
                <text:p text:style-name="P105"/>
                <text:p text:style-name="P115"/>
              </text:list-header>
            </text:list>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1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zh" style:country-asian="CN"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default-outline-level="1" style:list-style-name="" style:class="text">
      <style:paragraph-properties fo:margin-left="0.3in" fo:margin-right="0in" fo:text-indent="-0.3in" style:auto-text-indent="false">
        <style:tab-stops>
          <style:tab-stop style:position="0.3in"/>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default-outline-level="2" style:list-style-name="" style:class="text">
      <style:paragraph-properties fo:margin-left="0.4in" fo:margin-right="0in" fo:margin-top="0.139in" fo:margin-bottom="0in" loext:contextual-spacing="false" fo:text-indent="-0.4in" style:auto-text-indent="false">
        <style:tab-stops>
          <style:tab-stop style:position="0.4in"/>
        </style:tab-stops>
      </style:paragraph-properties>
      <style:text-properties fo:font-size="16pt" fo:font-weight="bold" style:font-size-asian="16pt" style:font-weight-asian="bold" style:font-size-complex="16pt" style:font-weight-complex="bold"/>
    </style:style>
    <style:style style:name="Heading_20_3" style:display-name="Heading 3" style:family="paragraph" style:default-outline-level="3" style:list-style-name="" style:class="text">
      <style:paragraph-properties fo:margin-left="0.5in" fo:margin-right="0in" fo:margin-top="0.0972in" fo:margin-bottom="0in" loext:contextual-spacing="false" fo:text-indent="-0.5in" style:auto-text-indent="false">
        <style:tab-stops>
          <style:tab-stop style:position="0.5in"/>
        </style:tab-stops>
      </style:paragraph-properties>
      <style:text-properties fo:font-weight="bold" style:font-weight-asian="bold" style:font-weight-complex="bold"/>
    </style:style>
    <style:style style:name="Título1" style:family="paragraph" style:parent-style-name="Standard"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Header" style:family="paragraph" style:parent-style-name="Standard" style:default-outline-level="" style:class="extra"/>
    <style:style style:name="Footer" style:family="paragraph" style:parent-style-name="Standard" style:default-outline-level="" style:class="extra"/>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Título1"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1"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nte_20_parág._20_padrão1" style:display-name="Fonte parág. padrão1" style:family="text"/>
    <style:style style:name="Cabeçalho_20_Char" style:display-name="Cabeçalho Char" style:family="text" style:parent-style-name="Fonte_20_parág._20_padrão1"/>
    <style:style style:name="Rodapé_20_Char" style:display-name="Rodapé Char" style:family="text" style:parent-style-name="Fonte_20_parág._20_padrão1"/>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0984in" fo:margin-right="0in" fo:text-align="center" style:justify-single-word="false" fo:text-indent="0in" style:auto-text-indent="false"/>
      <style:text-properties style:font-name="Times New Roman" fo:font-size="10pt" fo:font-weight="bold" style:font-size-asian="10pt" style:font-weight-asian="bold" style:font-size-complex="10pt"/>
    </style:style>
    <style:style style:name="MP2" style:family="paragraph" style:parent-style-name="Footer">
      <style:paragraph-properties fo:text-align="center" style:justify-single-word="false"/>
      <style:text-properties style:language-asian="pt" style:country-asian="BR"/>
    </style:style>
    <style:style style:name="Mfr1"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457in" fo:margin-right="0.1252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1.0673in" fo:margin-left="1.1811in" fo:margin-right="1.181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frame draw:style-name="Mfr1" draw:name="Imagem 5" text:anchor-type="as-char" svg:width="2.7291in" svg:height="1.5in" draw:z-index="11"><draw:image xlink:href="Pictures/100B100A000032A700001BCB9B3C0E500CAF6035.wmf" xlink:type="simple" xlink:show="embed" xlink:actuate="onLoad" loext:mime-type="image/x-wmf"/><draw:image xlink:href="Pictures/10000201000001EA0000010D333B68E5FAB95053.png" xlink:type="simple" xlink:show="embed" xlink:actuate="onLoad"/></draw:frame></text:p>
        <text:p text:style-name="MP1"/>
      </style:header>
      <style:footer>
        <text:p text:style-name="MP2"><draw:frame draw:style-name="Mfr2" draw:name="Imagem 2" text:anchor-type="char" svg:x="2.2118in" svg:y="0.048in" svg:width="1.4819in" svg:height="0.8035in" draw:z-index="23"><draw:image xlink:href="Pictures/10005E3400000EB70000091EC82EDD5F333AD117.wmf" xlink:type="simple" xlink:show="embed" xlink:actuate="onLoad" loext:mime-type="image/x-wmf"/><draw:image xlink:href="Pictures/100002010000008E0000005879CA158F87A25A0E.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Santa Ritta Cabral</meta:initial-creator>
    <meta:editing-cycles>47</meta:editing-cycles>
    <meta:print-date>2018-09-03T13:46:00</meta:print-date>
    <meta:creation-date>2018-09-03T13:46:00</meta:creation-date>
    <dc:date>2019-09-18T16:02:14.954279298</dc:date>
    <meta:editing-duration>PT8H29M29S</meta:editing-duration>
    <meta:generator>LibreOffice/6.0.7.3$Linux_X86_64 LibreOffice_project/00m0$Build-3</meta:generator>
    <meta:document-statistic meta:table-count="9" meta:image-count="2" meta:object-count="0" meta:page-count="12" meta:paragraph-count="176" meta:word-count="2378" meta:character-count="14638" meta:non-whitespace-character-count="12300"/>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